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098cm" table:align="left" style:writing-mode="lr-tb"/>
    </style:style>
    <style:style style:name="Таблица1.A" style:family="table-column">
      <style:table-column-properties style:column-width="0.875cm"/>
    </style:style>
    <style:style style:name="Таблица1.B" style:family="table-column">
      <style:table-column-properties style:column-width="2.579cm"/>
    </style:style>
    <style:style style:name="Таблица1.C" style:family="table-column">
      <style:table-column-properties style:column-width="1.328cm"/>
    </style:style>
    <style:style style:name="Таблица1.D" style:family="table-column">
      <style:table-column-properties style:column-width="1.381cm"/>
    </style:style>
    <style:style style:name="Таблица1.E" style:family="table-column">
      <style:table-column-properties style:column-width="1.991cm"/>
    </style:style>
    <style:style style:name="Таблица1.F" style:family="table-column">
      <style:table-column-properties style:column-width="2.312cm"/>
    </style:style>
    <style:style style:name="Таблица1.G" style:family="table-column">
      <style:table-column-properties style:column-width="2.125cm"/>
    </style:style>
    <style:style style:name="Таблица1.H" style:family="table-column">
      <style:table-column-properties style:column-width="1.993cm"/>
    </style:style>
    <style:style style:name="Таблица1.I" style:family="table-column">
      <style:table-column-properties style:column-width="1.909cm"/>
    </style:style>
    <style:style style:name="Таблица1.J" style:family="table-column">
      <style:table-column-properties style:column-width="1.603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1.J1" style:family="table-cell">
      <style:table-cell-properties style:vertical-align="top" fo:padding="0cm" fo:border="0.018cm solid #000000" style:writing-mode="lr-tb"/>
    </style:style>
    <style:style style:name="Таблица1.2" style:family="table-row">
      <style:table-row-properties style:min-row-height="0.349cm" style:keep-together="false" fo:keep-together="always"/>
    </style:style>
    <style:style style:name="Таблица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1.3" style:family="table-row">
      <style:table-row-properties style:min-row-height="0.6cm" style:keep-together="false" fo:keep-together="always"/>
    </style:style>
    <style:style style:name="Таблица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8.098cm" table:align="left" style:writing-mode="lr-tb"/>
    </style:style>
    <style:style style:name="Таблица3.A" style:family="table-column">
      <style:table-column-properties style:column-width="0.875cm"/>
    </style:style>
    <style:style style:name="Таблица3.B" style:family="table-column">
      <style:table-column-properties style:column-width="2.579cm"/>
    </style:style>
    <style:style style:name="Таблица3.C" style:family="table-column">
      <style:table-column-properties style:column-width="1.328cm"/>
    </style:style>
    <style:style style:name="Таблица3.D" style:family="table-column">
      <style:table-column-properties style:column-width="1.381cm"/>
    </style:style>
    <style:style style:name="Таблица3.E" style:family="table-column">
      <style:table-column-properties style:column-width="1.991cm"/>
    </style:style>
    <style:style style:name="Таблица3.F" style:family="table-column">
      <style:table-column-properties style:column-width="2.312cm"/>
    </style:style>
    <style:style style:name="Таблица3.G" style:family="table-column">
      <style:table-column-properties style:column-width="2.125cm"/>
    </style:style>
    <style:style style:name="Таблица3.H" style:family="table-column">
      <style:table-column-properties style:column-width="1.993cm"/>
    </style:style>
    <style:style style:name="Таблица3.I" style:family="table-column">
      <style:table-column-properties style:column-width="1.909cm"/>
    </style:style>
    <style:style style:name="Таблица3.J" style:family="table-column">
      <style:table-column-properties style:column-width="1.603cm"/>
    </style:style>
    <style:style style:name="Таблица3.1" style:family="table-row">
      <style:table-row-properties style:min-row-height="0.351cm" style:keep-together="false" fo:keep-together="always"/>
    </style:style>
    <style:style style:name="Таблица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3.J1" style:family="table-cell">
      <style:table-cell-properties style:vertical-align="top" fo:padding="0cm" fo:border="0.018cm solid #000000" style:writing-mode="lr-tb"/>
    </style:style>
    <style:style style:name="Таблица3.2" style:family="table-row">
      <style:table-row-properties style:min-row-height="0.349cm" style:keep-together="false" fo:keep-together="always"/>
    </style:style>
    <style:style style:name="Таблица3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3.3" style:family="table-row">
      <style:table-row-properties style:min-row-height="0.6cm" style:keep-together="false" fo:keep-together="always"/>
    </style:style>
    <style:style style:name="Таблица3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3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18.098cm" table:align="left" style:writing-mode="lr-tb"/>
    </style:style>
    <style:style style:name="Таблица4.A" style:family="table-column">
      <style:table-column-properties style:column-width="0.875cm"/>
    </style:style>
    <style:style style:name="Таблица4.B" style:family="table-column">
      <style:table-column-properties style:column-width="2.579cm"/>
    </style:style>
    <style:style style:name="Таблица4.C" style:family="table-column">
      <style:table-column-properties style:column-width="1.328cm"/>
    </style:style>
    <style:style style:name="Таблица4.D" style:family="table-column">
      <style:table-column-properties style:column-width="1.381cm"/>
    </style:style>
    <style:style style:name="Таблица4.E" style:family="table-column">
      <style:table-column-properties style:column-width="1.991cm"/>
    </style:style>
    <style:style style:name="Таблица4.F" style:family="table-column">
      <style:table-column-properties style:column-width="2.312cm"/>
    </style:style>
    <style:style style:name="Таблица4.G" style:family="table-column">
      <style:table-column-properties style:column-width="2.125cm"/>
    </style:style>
    <style:style style:name="Таблица4.H" style:family="table-column">
      <style:table-column-properties style:column-width="1.993cm"/>
    </style:style>
    <style:style style:name="Таблица4.I" style:family="table-column">
      <style:table-column-properties style:column-width="1.909cm"/>
    </style:style>
    <style:style style:name="Таблица4.J" style:family="table-column">
      <style:table-column-properties style:column-width="1.603cm"/>
    </style:style>
    <style:style style:name="Таблица4.1" style:family="table-row">
      <style:table-row-properties style:min-row-height="0.351cm" style:keep-together="false" fo:keep-together="always"/>
    </style:style>
    <style:style style:name="Таблица4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4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4.J1" style:family="table-cell">
      <style:table-cell-properties style:vertical-align="top" fo:padding="0cm" fo:border="0.018cm solid #000000" style:writing-mode="lr-tb"/>
    </style:style>
    <style:style style:name="Таблица4.2" style:family="table-row">
      <style:table-row-properties style:min-row-height="0.349cm" style:keep-together="false" fo:keep-together="always"/>
    </style:style>
    <style:style style:name="Таблица4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4.3" style:family="table-row">
      <style:table-row-properties style:min-row-height="0.6cm" style:keep-together="false" fo:keep-together="always"/>
    </style:style>
    <style:style style:name="Таблица4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4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8.098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991cm"/>
    </style:style>
    <style:style style:name="Table1.F" style:family="table-column">
      <style:table-column-properties style:column-width="2.312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03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098cm" table:align="left" style:writing-mode="lr-tb"/>
    </style:style>
    <style:style style:name="Table2.A" style:family="table-column">
      <style:table-column-properties style:column-width="0.875cm"/>
    </style:style>
    <style:style style:name="Table2.B" style:family="table-column">
      <style:table-column-properties style:column-width="2.579cm"/>
    </style:style>
    <style:style style:name="Table2.C" style:family="table-column">
      <style:table-column-properties style:column-width="1.328cm"/>
    </style:style>
    <style:style style:name="Table2.D" style:family="table-column">
      <style:table-column-properties style:column-width="1.381cm"/>
    </style:style>
    <style:style style:name="Table2.E" style:family="table-column">
      <style:table-column-properties style:column-width="1.991cm"/>
    </style:style>
    <style:style style:name="Table2.F" style:family="table-column">
      <style:table-column-properties style:column-width="2.312cm"/>
    </style:style>
    <style:style style:name="Table2.G" style:family="table-column">
      <style:table-column-properties style:column-width="2.125cm"/>
    </style:style>
    <style:style style:name="Table2.H" style:family="table-column">
      <style:table-column-properties style:column-width="1.993cm"/>
    </style:style>
    <style:style style:name="Table2.I" style:family="table-column">
      <style:table-column-properties style:column-width="1.909cm"/>
    </style:style>
    <style:style style:name="Table2.J" style:family="table-column">
      <style:table-column-properties style:column-width="1.603cm"/>
    </style:style>
    <style:style style:name="Table2.1" style:family="table-row">
      <style:table-row-properties style:min-row-height="0.351cm" style:keep-together="false" fo:keep-together="always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2.J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349cm" style:keep-together="false" fo:keep-together="always"/>
    </style:style>
    <style:style style:name="Table2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2.3" style:family="table-row">
      <style:table-row-properties style:min-row-height="0.6cm" style:keep-together="false" fo:keep-together="always"/>
    </style:style>
    <style:style style:name="Table2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8.098cm" table:align="left" style:writing-mode="lr-tb"/>
    </style:style>
    <style:style style:name="Table3.A" style:family="table-column">
      <style:table-column-properties style:column-width="0.875cm"/>
    </style:style>
    <style:style style:name="Table3.B" style:family="table-column">
      <style:table-column-properties style:column-width="2.579cm"/>
    </style:style>
    <style:style style:name="Table3.C" style:family="table-column">
      <style:table-column-properties style:column-width="1.328cm"/>
    </style:style>
    <style:style style:name="Table3.D" style:family="table-column">
      <style:table-column-properties style:column-width="1.381cm"/>
    </style:style>
    <style:style style:name="Table3.E" style:family="table-column">
      <style:table-column-properties style:column-width="1.991cm"/>
    </style:style>
    <style:style style:name="Table3.F" style:family="table-column">
      <style:table-column-properties style:column-width="2.312cm"/>
    </style:style>
    <style:style style:name="Table3.G" style:family="table-column">
      <style:table-column-properties style:column-width="2.125cm"/>
    </style:style>
    <style:style style:name="Table3.H" style:family="table-column">
      <style:table-column-properties style:column-width="1.993cm"/>
    </style:style>
    <style:style style:name="Table3.I" style:family="table-column">
      <style:table-column-properties style:column-width="1.909cm"/>
    </style:style>
    <style:style style:name="Table3.J" style:family="table-column">
      <style:table-column-properties style:column-width="1.603cm"/>
    </style:style>
    <style:style style:name="Table3.1" style:family="table-row">
      <style:table-row-properties style:min-row-height="0.351cm" style:keep-together="false" fo:keep-together="always"/>
    </style:style>
    <style:style style:name="Table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3.J1" style:family="table-cell">
      <style:table-cell-properties style:vertical-align="top" fo:padding="0cm" fo:border="0.018cm solid #000000" style:writing-mode="lr-tb"/>
    </style:style>
    <style:style style:name="Table3.2" style:family="table-row">
      <style:table-row-properties style:min-row-height="0.349cm" style:keep-together="false" fo:keep-together="always"/>
    </style:style>
    <style:style style:name="Table3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3.3" style:family="table-row">
      <style:table-row-properties style:min-row-height="0.6cm" style:keep-together="false" fo:keep-together="always"/>
    </style:style>
    <style:style style:name="Table3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3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style:font-size-asian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center" style:justify-single-word="false"/>
      <style:text-properties style:font-name="Times New Roman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 fo:background-color="transparen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background-color="transparent" style:font-name-complex="Arial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background-color="transparent"/>
    </style:style>
    <style:style style:name="P14" style:family="paragraph" style:parent-style-name="Standard">
      <style:paragraph-properties loext:contextual-spacing="false" fo:margin-top="0.212cm" fo:margin-bottom="0cm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left="0cm" fo:margin-right="0cm" fo:line-height="150%" fo:text-indent="1.27cm" style:auto-text-indent="false"/>
    </style:style>
    <style:style style:name="P17" style:family="paragraph" style:parent-style-name="Standard">
      <style:paragraph-properties loext:contextual-spacing="false"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loext:contextual-spacing="false" fo:margin-left="0.501cm" fo:margin-right="0cm" fo:margin-top="0.212cm" fo:margin-bottom="0.212cm" fo:text-indent="0cm" style:auto-text-indent="false"/>
    </style:style>
    <style:style style:name="P19" style:family="paragraph" style:parent-style-name="Standard">
      <style:paragraph-properties loext:contextual-spacing="false"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1" style:family="paragraph" style:parent-style-name="Standard">
      <style:paragraph-properties loext:contextual-spacing="false" fo:margin-top="0cm" fo:margin-bottom="0.212cm" fo:text-align="center" style:justify-single-word="false" style:snap-to-layout-grid="false"/>
    </style:style>
    <style:style style:name="P22" style:family="paragraph" style:parent-style-name="Standard">
      <style:paragraph-properties loext:contextual-spacing="false"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3" style:family="paragraph" style:parent-style-name="Основной">
      <style:paragraph-properties fo:margin-left="0cm" fo:margin-right="0cm" fo:text-indent="0cm" style:auto-text-indent="false"/>
    </style:style>
    <style:style style:name="P24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5" style:family="paragraph" style:parent-style-name="Text_20_body">
      <style:paragraph-properties loext:contextual-spacing="false" fo:margin-left="1cm" fo:margin-right="0.217cm" fo:margin-top="0cm" fo:margin-bottom="0.423cm" fo:line-height="100%" fo:text-align="justify" style:justify-single-word="false" fo:text-indent="-1cm" style:auto-text-indent="false" fo:break-before="page"/>
      <style:text-properties fo:font-size="12pt" style:font-size-asian="12pt"/>
    </style:style>
    <style:style style:name="P26" style:family="paragraph" style:parent-style-name="Text_20_body">
      <style:paragraph-properties loext:contextual-spacing="false" fo:margin-top="0.212cm" fo:margin-bottom="0.212cm" fo:line-height="100%"/>
      <style:text-properties fo:font-size="12pt" fo:font-weight="normal" style:font-size-asian="12pt" style:font-weight-asian="normal"/>
    </style:style>
    <style:style style:name="P27" style:family="paragraph" style:parent-style-name="Text_20_body">
      <style:paragraph-properties loext:contextual-spacing="false" fo:margin-top="0.212cm" fo:margin-bottom="0.212cm" fo:line-height="100%" fo:break-before="page"/>
      <style:text-properties fo:font-size="12pt" fo:font-weight="normal" style:font-size-asian="12pt" style:font-weight-asian="normal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Heading_20_5">
      <style:paragraph-properties loext:contextual-spacing="false" fo:margin-top="0.212cm" fo:margin-bottom="0cm"/>
    </style:style>
    <style:style style:name="P30" style:family="paragraph" style:parent-style-name="Heading_20_5">
      <style:paragraph-properties loext:contextual-spacing="false" fo:margin-left="1cm" fo:margin-right="0cm" fo:margin-top="0.847cm" fo:margin-bottom="0cm" fo:orphans="2" fo:widows="2" fo:hyphenation-ladder-count="no-limit" fo:text-indent="-1.101cm" style:auto-text-indent="false" style:writing-mode="lr-tb"/>
      <style:text-properties fo:hyphenate="false" fo:hyphenation-remain-char-count="2" fo:hyphenation-push-char-count="2"/>
    </style:style>
    <style:style style:name="P31" style:family="paragraph" style:parent-style-name="Heading_20_5">
      <style:paragraph-properties loext:contextual-spacing="false" fo:margin-top="0.423cm" fo:margin-bottom="0cm"/>
    </style:style>
    <style:style style:name="P32" style:family="paragraph" style:parent-style-name="Heading_20_1">
      <style:paragraph-properties loext:contextual-spacing="false" fo:margin-top="0.423cm" fo:margin-bottom="0cm"/>
    </style:style>
    <style:style style:name="P33" style:family="paragraph" style:parent-style-name="Основной" style:master-page-name="Standard">
      <style:paragraph-properties loext:contextual-spacing="false"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34" style:family="paragraph" style:parent-style-name="Table_20_Contents">
      <style:text-properties fo:font-size="2pt" style:font-size-asian="2pt" style:font-size-complex="2pt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padding-left="0cm" fo:padding-right="0.049cm" fo:padding-top="0cm" fo:padding-bottom="0cm" fo:border-left="none" fo:border-right="0.035cm solid #000000" fo:border-top="none" fo:border-bottom="none"/>
    </style:style>
    <style:style style:name="P37" style:family="paragraph" style:parent-style-name="Table_20_Contents">
      <style:paragraph-properties fo:padding="0cm" fo:border="none"/>
    </style:style>
    <style:style style:name="P38" style:family="paragraph" style:parent-style-name="Table_20_Contents">
      <style:paragraph-properties fo:text-align="center" style:justify-single-word="false" fo:padding="0cm" fo:border="none"/>
    </style:style>
    <style:style style:name="P39" style:family="paragraph" style:parent-style-name="Standard" style:list-style-name="WW8Num3">
      <style:paragraph-properties fo:text-align="justify" style:justify-single-word="false"/>
    </style:style>
    <style:style style:name="P40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Standard" style:list-style-name="WW8Num3" style:master-page-name="">
      <style:paragraph-properties fo:margin-left="1.401cm" fo:margin-right="0cm" fo:text-align="justify" style:justify-single-word="false" fo:orphans="2" fo:widows="2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43" style:family="paragraph" style:parent-style-name="Standard" style:list-style-name="WW8Num2" style:master-page-name="">
      <style:paragraph-properties fo:margin-left="1.3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5" style:family="text">
      <style:text-properties fo:font-size="12pt" fo:language="en" fo:country="US" fo:font-weight="bold" style:font-size-asian="12pt" style:font-weight-asian="bold"/>
    </style:style>
    <style:style style:name="T6" style:family="text">
      <style:text-properties fo:font-size="12pt" fo:language="en" fo:country="US" fo:background-color="transparent" style:font-size-asian="12pt" loext:char-shading-value="0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style:text-underline-style="solid" style:text-underline-width="auto" style:text-underline-color="font-color" style:font-size-asian="12pt"/>
    </style:style>
    <style:style style:name="T9" style:family="text">
      <style:text-properties fo:font-size="12pt" fo:background-color="transparent" style:font-size-asian="12pt" loext:char-shading-value="0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3pt"/>
    </style:style>
    <style:style style:name="T12" style:family="text">
      <style:text-properties fo:language="en" fo:country="US" style:font-name-complex="Arial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fo:language="en" fo:country="US" fo:background-color="transparent" loext:char-shading-value="0"/>
    </style:style>
    <style:style style:name="T15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6" style:family="text">
      <style:text-properties style:text-position="super 58%" fo:font-size="12pt" style:font-size-asian="12pt"/>
    </style:style>
    <style:style style:name="T17" style:family="text">
      <style:text-properties fo:font-weight="normal" style:font-weight-asian="normal" style:font-size-complex="12pt"/>
    </style:style>
    <style:style style:name="T18" style:family="text">
      <style:text-properties style:font-size-complex="13pt"/>
    </style:style>
    <style:style style:name="T19" style:family="text">
      <style:text-properties style:font-size-complex="12pt"/>
    </style:style>
    <style:style style:name="T20" style:family="text">
      <style:text-properties style:font-name-complex="Arial"/>
    </style:style>
    <style:style style:name="fr1" style:family="graphic" style:parent-style-name="Graphics">
      <style:graphic-properties fo:margin-left="0cm" fo:margin-right="0cm" style:vertical-pos="middle" style:vertical-rel="text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ПРОТОКОЛ ПОВЕРКИ</text:p>
      <text:p text:style-name="P24"/>
      <text:p text:style-name="P6">Измерителя-сигнализатора СРК-АТ2327</text:p>
      <text:p text:style-name="P1"><text:span text:style-name="T2">Зав. №</text:span><text:span text:style-name="T9"> </text:span><text:span text:style-name="T6">333</text:span><text:span text:style-name="T9">.000</text:span></text:p>
      <text:p text:style-name="P14">принадлежащего _______________________</text:p>
      <text:p text:style-name="P15"/>
      <text:p text:style-name="P23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16"><text:span text:style-name="T2">температура </text:span><text:span text:style-name="T8"><text:s text:c="10"/></text:span><text:span text:style-name="T4">20 </text:span><text:span text:style-name="T15"></text:span><text:span text:style-name="T8">С;</text:span><text:span text:style-name="T2"> <text:tab/><text:tab/> <text:s/>влажность </text:span><text:span text:style-name="T8"><text:s text:c="10"/>75 %;</text:span></text:p>
      <text:p text:style-name="P16"><text:span text:style-name="T2">атмосферное давление <text:s/></text:span><text:span text:style-name="T8"><text:s/>99 кПа</text:span><text:span text:style-name="T2">;</text:span></text:p>
      <text:p text:style-name="P16"><text:span text:style-name="T2">внешний фон гамма-излучения <text:s/></text:span><text:span text:style-name="T8"><text:s text:c="2"/>0,08 мкЗв/ч</text:span><text:span text:style-name="T2">;</text:span></text:p>
      <text:h text:style-name="P29" text:outline-level="5"><text:span text:style-name="T2">1</text:span><text:span text:style-name="T3">.</text:span><text:span text:style-name="T2"><text:tab/></text:span>Средства поверки</text:h>
      <text:p text:style-name="P17">а)<text:tab/>Эталонные средства измерений:</text:p>
      <text:list xml:id="list852068382068079583" text:style-name="WW8Num3">
        <text:list-item>
          <text:p text:style-name="P39"><text:span text:style-name="T2">эталонная поверочная дозиметрическая установка с источником гамма-излучения </text:span><text:span text:style-name="T16">137</text:span><text:span text:style-name="T3">Cs</text:span><text:span text:style-name="T2">; </text:span></text:p>
          <text:p text:style-name="P42"><text:span text:style-name="T2">тип </text:span><text:span text:style-name="T8">УДГ-АТ110 зав.№013</text:span><text:span text:style-name="T2">; свидетельство о поверке </text:span><text:span text:style-name="T8">№210-1</text:span><text:span text:style-name="T4">098</text:span><text:span text:style-name="T8">/1</text:span><text:span text:style-name="T4">5</text:span><text:span text:style-name="T8"> от </text:span><text:span text:style-name="T4">2</text:span><text:span text:style-name="T4">3</text:span><text:span text:style-name="T4">.10.201</text:span><text:span text:style-name="T4">5</text:span><text:span text:style-name="T4">г</text:span><text:span text:style-name="T8">.</text:span><text:span text:style-name="T2">, погрешность </text:span><text:span text:style-name="T15"></text:span><text:span text:style-name="T8"> 5%;</text:span><text:span text:style-name="T2"> тип </text:span><text:span text:style-name="T8">УДГ-АТ130 зав.№015</text:span><text:span text:style-name="T2">; свидетельство о поверке </text:span><text:span text:style-name="T8">№210-</text:span><text:span text:style-name="T4">1</text:span><text:span text:style-name="T4">099</text:span><text:span text:style-name="T8">/1</text:span><text:span text:style-name="T4">5</text:span><text:span text:style-name="T8"> от </text:span><text:span text:style-name="T4">2</text:span><text:span text:style-name="T4">3</text:span><text:span text:style-name="T8">.10.201</text:span><text:span text:style-name="T4">5</text:span><text:span text:style-name="T8"> г.</text:span><text:span text:style-name="T2">, погрешность </text:span><text:span text:style-name="T15"></text:span><text:span text:style-name="T8"> 4 % </text:span><text:span text:style-name="T2">.</text:span></text:p>
        </text:list-item>
      </text:list>
      <text:p text:style-name="P18"><text:span text:style-name="T7">б)<text:tab/>Оборудование</text:span><text:span text:style-name="T5">:</text:span></text:p>
      <text:list xml:id="list2286035167186878193" text:style-name="WW8Num2">
        <text:list-item>
          <text:p text:style-name="P43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0"/>
      <text:h text:style-name="P29" text:outline-level="5"><text:span text:style-name="T18">2</text:span><text:span text:style-name="T11">.</text:span><text:span text:style-name="T18"><text:tab/>Поверка блоков детектирования</text:span></text:h>
      <text:p text:style-name="P19">а) <text:tab/>Внешний осмотр и опробование БД:</text:p>
      <text:list xml:id="list41716969" text:continue-numbering="true" text:style-name="WW8Num2">
        <text:list-item>
          <text:p text:style-name="P40">документация ________________________________________________________________</text:p>
        </text:list-item>
        <text:list-item>
          <text:p text:style-name="P40">отсутствие механических повреждений <text:s/>__________________________________________</text:p>
        </text:list-item>
        <text:list-item>
          <text:p text:style-name="P40">наличие четких маркировочных надписей на БД и контрольном источнике ____________</text:p>
        </text:list-item>
        <text:list-item>
          <text:p text:style-name="P40">контроль работоспособности <text:s/>___________________________________________________</text:p>
        </text:list-item>
      </text:list>
      <text:p text:style-name="P25">б)<text:tab/>Проверка допускаемой основной относительной погрешности измерения мощности дозы измерителя с БДКГ–25</text:p>
      <text:p text:style-name="P26">Блок детектирования зав № <text:span text:style-name="T13">333</text:span><text:span text:style-name="T13">.102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21"><text:bookmark text:name="OLE_LINK1"/>№<text:line-break/>п<text:span text:style-name="T10">/</text:span>п</text:p>
          </table:table-cell>
          <table:table-cell table:style-name="Таблица1.B1" table:number-rows-spanned="2" office:value-type="string">
            <text:p text:style-name="P21">Мощность амбиентной эквивалентной дозы в контрольной точке</text:p>
            <text:p text:style-name="P21"><draw:frame draw:style-name="fr1" draw:name="Изображение1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1">Номер источ-ника</text:p>
          </table:table-cell>
          <table:table-cell table:style-name="Таблица1.B1" table:number-rows-spanned="2" office:value-type="string">
            <text:p text:style-name="P21">Рас-стояние до источ-ника, </text:p>
            <text:p text:style-name="P21"><draw:frame draw:style-name="fr1" draw:name="Изображение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Таблица1.B1" table:number-columns-spanned="2" office:value-type="string">
            <text:p text:style-name="P21">Измеренное значение</text:p>
          </table:table-cell>
          <table:covered-table-cell/>
          <table:table-cell table:style-name="Таблица1.A1" table:number-rows-spanned="2" office:value-type="string">
            <text:p text:style-name="P22"><draw:frame draw:style-name="fr1" draw:name="Изображение3" text:anchor-type="as-char" svg:width="1.778cm" svg:height="0.924cm" draw:z-index="2"><draw:image xlink:href="Pictures/200000190000A55D000055FD0DB781E6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1">Относи-тельная погреш-ность измерения мощности амбиентной экви-валентной дозы </text:p>
            <text:p text:style-name="P21"><draw:frame draw:style-name="fr1" draw:name="Изображение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Таблица1.B1" table:number-rows-spanned="2" office:value-type="string">
            <text:p text:style-name="P21">Довери-тельная граница погреш-ности измерения</text:p>
            <text:p text:style-name="P21"><draw:frame draw:style-name="fr1" draw:name="Изображение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Таблица1.J1" table:number-rows-spanned="2" office:value-type="string">
            <text:p text:style-name="P21">Условие соответ-ствия по ТУ:</text:p>
            <text:p text:style-name="P21"><draw:frame draw:style-name="fr1" draw:name="Изображение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1">не боле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21">фона</text:p>
            <text:p text:style-name="P21"><draw:frame draw:style-name="fr1" draw:name="Изображение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Таблица1.E2" office:value-type="string">
            <text:p text:style-name="P21">мощности амбиентной эквивалент-ной дозы</text:p>
            <text:p text:style-name="P21"><draw:frame draw:style-name="fr1" draw:name="Изображение8" text:anchor-type="as-char" svg:width="0.852cm" svg:height="0.924cm" draw:z-index="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10">7,00E+02</text:p>
          </table:table-cell>
          <table:table-cell table:style-name="Таблица1.A3" office:value-type="string">
            <text:p text:style-name="P13">0НА</text:p>
          </table:table-cell>
          <table:table-cell table:style-name="Таблица1.A3" office:value-type="string">
            <text:p text:style-name="P12">241,9</text:p>
          </table:table-cell>
          <table:table-cell table:style-name="Таблица1.A3" table:number-rows-spanned="3" office:value-type="string">
            <text:p text:style-name="P28">1,00E+02</text:p>
          </table:table-cell>
          <table:table-cell table:style-name="Таблица1.A3" office:value-type="string">
            <text:p text:style-name="P28">8,10E+02</text:p>
          </table:table-cell>
          <table:table-cell table:style-name="Таблица1.A3" office:value-type="string">
            <text:p text:style-name="P28">7,10E+02</text:p>
          </table:table-cell>
          <table:table-cell table:style-name="Таблица1.A3" office:value-type="string">
            <text:p text:style-name="P28">1,4</text:p>
          </table:table-cell>
          <table:table-cell table:style-name="Таблица1.A3" office:value-type="string">
            <text:p text:style-name="P28">6,3</text:p>
          </table:table-cell>
          <table:table-cell table:style-name="Таблица1.J3" table:number-rows-spanned="7" office:value-type="string">
            <text:p text:style-name="P9"><text:span text:style-name="T20">±</text:span><text:span text:style-name="T12">15%</text:span></text:p>
          </table:table-cell>
        </table:table-row>
        <table:table-row table:style-name="Таблица1.3">
          <table:table-cell table:style-name="Таблица1.A3" office:value-type="string">
            <text:p text:style-name="P8">2</text:p>
          </table:table-cell>
          <table:table-cell table:style-name="Таблица1.A3" office:value-type="string">
            <text:p text:style-name="P11">7,00E+03</text:p>
          </table:table-cell>
          <table:table-cell table:style-name="Таблица1.A3" office:value-type="string">
            <text:p text:style-name="P13">0НА</text:p>
          </table:table-cell>
          <table:table-cell table:style-name="Таблица1.A3" office:value-type="string">
            <text:p text:style-name="P12">77,4</text:p>
          </table:table-cell>
          <table:covered-table-cell/>
          <table:table-cell table:style-name="Таблица1.A3" office:value-type="string">
            <text:p text:style-name="P28">7,00E+03</text:p>
          </table:table-cell>
          <table:table-cell table:style-name="Таблица1.A3" office:value-type="string">
            <text:p text:style-name="P28">6,90E+03</text:p>
          </table:table-cell>
          <table:table-cell table:style-name="Таблица1.A3" office:value-type="string">
            <text:p text:style-name="P28">-1,4</text:p>
          </table:table-cell>
          <table:table-cell table:style-name="Таблица1.A3" office:value-type="string">
            <text:p text:style-name="P28">6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3</text:p>
          </table:table-cell>
          <table:table-cell table:style-name="Таблица1.A3" office:value-type="string">
            <text:p text:style-name="P11">7,00E+04</text:p>
          </table:table-cell>
          <table:table-cell table:style-name="Таблица1.A3" office:value-type="string">
            <text:p text:style-name="P13">9ХК</text:p>
          </table:table-cell>
          <table:table-cell table:style-name="Таблица1.A3" office:value-type="string">
            <text:p text:style-name="P12">167,3</text:p>
          </table:table-cell>
          <table:covered-table-cell/>
          <table:table-cell table:style-name="Таблица1.A3" office:value-type="string">
            <text:p text:style-name="P28">7,51E+04</text:p>
          </table:table-cell>
          <table:table-cell table:style-name="Таблица1.A3" office:value-type="string">
            <text:p text:style-name="P28">7,50E+04</text:p>
          </table:table-cell>
          <table:table-cell table:style-name="Таблица1.A3" office:value-type="string">
            <text:p text:style-name="P28">7,1</text:p>
          </table:table-cell>
          <table:table-cell table:style-name="Таблица1.A3" office:value-type="string">
            <text:p text:style-name="P28">9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7">4</text:p>
          </table:table-cell>
          <table:table-cell table:style-name="Таблица1.A3" office:value-type="string">
            <text:p text:style-name="P10">7,00E+05</text:p>
          </table:table-cell>
          <table:table-cell table:style-name="Таблица1.A3" office:value-type="string">
            <text:p text:style-name="P13">9ХК</text:p>
          </table:table-cell>
          <table:table-cell table:style-name="Таблица1.A3" office:value-type="string">
            <text:p text:style-name="P12">53,7</text:p>
          </table:table-cell>
          <table:table-cell table:style-name="Таблица1.A3" office:value-type="string">
            <text:p text:style-name="P28"> </text:p>
          </table:table-cell>
          <table:table-cell table:style-name="Таблица1.A3" office:value-type="string">
            <text:p text:style-name="P28">6,70E+05</text:p>
          </table:table-cell>
          <table:table-cell table:style-name="Таблица1.A3" office:value-type="string">
            <text:p text:style-name="P28"> </text:p>
          </table:table-cell>
          <table:table-cell table:style-name="Таблица1.A3" office:value-type="string">
            <text:p text:style-name="P28">-4,3</text:p>
          </table:table-cell>
          <table:table-cell table:style-name="Таблица1.A3" office:value-type="string">
            <text:p text:style-name="P28">7,0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7">5</text:p>
          </table:table-cell>
          <table:table-cell table:style-name="Таблица1.A3" office:value-type="string">
            <text:p text:style-name="P10">7,00E+06</text:p>
          </table:table-cell>
          <table:table-cell table:style-name="Таблица1.A3" office:value-type="string">
            <text:p text:style-name="P13">043</text:p>
          </table:table-cell>
          <table:table-cell table:style-name="Таблица1.A3" office:value-type="string">
            <text:p text:style-name="P12">364,1</text:p>
          </table:table-cell>
          <table:table-cell table:style-name="Таблица1.A3" office:value-type="string">
            <text:p text:style-name="P28"> </text:p>
          </table:table-cell>
          <table:table-cell table:style-name="Таблица1.A3" office:value-type="string">
            <text:p text:style-name="P28">7,00E+06</text:p>
          </table:table-cell>
          <table:table-cell table:style-name="Таблица1.A3" office:value-type="string">
            <text:p text:style-name="P28"> </text:p>
          </table:table-cell>
          <table:table-cell table:style-name="Таблица1.A3" office:value-type="string">
            <text:p text:style-name="P28">0,0</text:p>
          </table:table-cell>
          <table:table-cell table:style-name="Таблица1.A3" office:value-type="string">
            <text:p text:style-name="P28">5,1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7">6</text:p>
          </table:table-cell>
          <table:table-cell table:style-name="Таблица1.A3" office:value-type="string">
            <text:p text:style-name="P10">7,00E+07</text:p>
          </table:table-cell>
          <table:table-cell table:style-name="Таблица1.A3" office:value-type="string">
            <text:p text:style-name="P13">043</text:p>
          </table:table-cell>
          <table:table-cell table:style-name="Таблица1.A3" office:value-type="string">
            <text:p text:style-name="P12">116,7</text:p>
          </table:table-cell>
          <table:table-cell table:style-name="Таблица1.A3" office:value-type="string">
            <text:p text:style-name="P28"> </text:p>
          </table:table-cell>
          <table:table-cell table:style-name="Таблица1.A3" office:value-type="string">
            <text:p text:style-name="P28">7,00E+07</text:p>
          </table:table-cell>
          <table:table-cell table:style-name="Таблица1.A3" office:value-type="string">
            <text:p text:style-name="P28"> </text:p>
          </table:table-cell>
          <table:table-cell table:style-name="Таблица1.A3" office:value-type="string">
            <text:p text:style-name="P28">0,0</text:p>
          </table:table-cell>
          <table:table-cell table:style-name="Таблица1.A3" office:value-type="string">
            <text:p text:style-name="P28">5,1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7">7</text:p>
          </table:table-cell>
          <table:table-cell table:style-name="Таблица1.A3" office:value-type="string">
            <text:p text:style-name="P10">7,00E+08</text:p>
          </table:table-cell>
          <table:table-cell table:style-name="Таблица1.A3" office:value-type="string">
            <text:p text:style-name="P13">163</text:p>
          </table:table-cell>
          <table:table-cell table:style-name="Таблица1.A3" office:value-type="string">
            <text:p text:style-name="P12">240,9</text:p>
          </table:table-cell>
          <table:table-cell table:style-name="Таблица1.A3" office:value-type="string">
            <text:p text:style-name="P28"> </text:p>
          </table:table-cell>
          <table:table-cell table:style-name="Таблица1.A3" office:value-type="string">
            <text:p text:style-name="P28">6,70E+08</text:p>
          </table:table-cell>
          <table:table-cell table:style-name="Таблица1.A3" office:value-type="string">
            <text:p text:style-name="P28"> </text:p>
          </table:table-cell>
          <table:table-cell table:style-name="Таблица1.A3" office:value-type="string">
            <text:p text:style-name="P28">-4,3</text:p>
          </table:table-cell>
          <table:table-cell table:style-name="Таблица1.A3" office:value-type="string">
            <text:p text:style-name="P28">7,0</text:p>
          </table:table-cell>
          <table:covered-table-cell/>
        </table:table-row>
      </table:table>
      <text:p text:style-name="P26">Блок детектирования зав № <text:span text:style-name="T13">333</text:span><text:span text:style-name="T13">.103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rows-spanned="2" office:value-type="string">
            <text:p text:style-name="P21"><text:bookmark text:name="OLE_LINK13"/>№<text:line-break/>п<text:span text:style-name="T10">/</text:span>п</text:p>
          </table:table-cell>
          <table:table-cell table:style-name="Таблица3.B1" table:number-rows-spanned="2" office:value-type="string">
            <text:p text:style-name="P21">Мощность амбиентной эквивалентной дозы в контрольной точке</text:p>
            <text:p text:style-name="P21"><draw:frame draw:style-name="fr1" draw:name="Изображение9" text:anchor-type="as-char" svg:width="0.711cm" svg:height="0.889cm" draw:z-index="8"><draw:image xlink:href="Pictures/2000001400004225000052AF4BFD5F58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1">Номер источ-ника</text:p>
          </table:table-cell>
          <table:table-cell table:style-name="Таблица3.B1" table:number-rows-spanned="2" office:value-type="string">
            <text:p text:style-name="P21">Рас-стояние до источ-ника, </text:p>
            <text:p text:style-name="P21"><draw:frame draw:style-name="fr1" draw:name="Изображение10" text:anchor-type="as-char" svg:width="0.425cm" svg:height="0.462cm" draw:z-index="9"><draw:image xlink:href="Pictures/2000000A000027B000002AFF2B1E979C.wmf" xlink:type="simple" xlink:show="embed" xlink:actuate="onLoad"/></draw:frame>, см</text:p>
          </table:table-cell>
          <table:table-cell table:style-name="Таблица3.B1" table:number-columns-spanned="2" office:value-type="string">
            <text:p text:style-name="P21">Измеренное значение</text:p>
          </table:table-cell>
          <table:covered-table-cell/>
          <table:table-cell table:style-name="Таблица3.A1" table:number-rows-spanned="2" office:value-type="string">
            <text:p text:style-name="P22"><draw:frame draw:style-name="fr1" draw:name="Изображение11" text:anchor-type="as-char" svg:width="1.778cm" svg:height="0.924cm" draw:z-index="10"><draw:image xlink:href="Pictures/200000190000A55D000055FD0DB781E6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1">Относи-тельная погреш-ность измерения мощности амбиентной экви-валентной дозы </text:p>
            <text:p text:style-name="P21"><draw:frame draw:style-name="fr1" draw:name="Изображение12" text:anchor-type="as-char" svg:width="0.676cm" svg:height="0.676cm" draw:z-index="11"><draw:image xlink:href="Pictures/2000000F00003ED700003ED785829EE5.wmf" xlink:type="simple" xlink:show="embed" xlink:actuate="onLoad"/></draw:frame>, %</text:p>
          </table:table-cell>
          <table:table-cell table:style-name="Таблица3.B1" table:number-rows-spanned="2" office:value-type="string">
            <text:p text:style-name="P21">Довери-тельная граница погреш-ности измерения</text:p>
            <text:p text:style-name="P21"><draw:frame draw:style-name="fr1" draw:name="Изображение13" text:anchor-type="as-char" svg:width="0.497cm" svg:height="0.639cm" draw:z-index="12"><draw:image xlink:href="Pictures/2000000F00002E4D00003B882C854A20.wmf" xlink:type="simple" xlink:show="embed" xlink:actuate="onLoad"/></draw:frame>, %</text:p>
          </table:table-cell>
          <table:table-cell table:style-name="Таблица3.J1" table:number-rows-spanned="2" office:value-type="string">
            <text:p text:style-name="P21">Условие соответ-ствия по ТУ:</text:p>
            <text:p text:style-name="P21"><draw:frame draw:style-name="fr1" draw:name="Изображение14" text:anchor-type="as-char" svg:width="0.497cm" svg:height="0.639cm" draw:z-index="13"><draw:image xlink:href="Pictures/2000000F00002E4D00003B882C854A20.wmf" xlink:type="simple" xlink:show="embed" xlink:actuate="onLoad"/></draw:frame></text:p>
            <text:p text:style-name="P21">не более</text:p>
          </table:table-cell>
        </table:table-row>
        <table:table-row table:style-name="Таблица3.2">
          <table:covered-table-cell/>
          <table:covered-table-cell/>
          <table:covered-table-cell/>
          <table:covered-table-cell/>
          <table:table-cell table:style-name="Таблица3.E2" office:value-type="string">
            <text:p text:style-name="P21">фона</text:p>
            <text:p text:style-name="P21"><draw:frame draw:style-name="fr1" draw:name="Изображение15" text:anchor-type="as-char" svg:width="0.746cm" svg:height="0.924cm" draw:z-index="14"><draw:image xlink:href="Pictures/2000001400004574000055FDE50BAE1D.wmf" xlink:type="simple" xlink:show="embed" xlink:actuate="onLoad"/></draw:frame>, нЗв/ч</text:p>
          </table:table-cell>
          <table:table-cell table:style-name="Таблица3.E2" office:value-type="string">
            <text:p text:style-name="P21">мощности амбиентной эквивалент-ной дозы</text:p>
            <text:p text:style-name="P21"><draw:frame draw:style-name="fr1" draw:name="Изображение16" text:anchor-type="as-char" svg:width="0.852cm" svg:height="0.924cm" draw:z-index="15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3">
          <table:table-cell table:style-name="Таблица3.A3" office:value-type="string">
            <text:p text:style-name="P7">1</text:p>
          </table:table-cell>
          <table:table-cell table:style-name="Таблица3.A3" office:value-type="string">
            <text:p text:style-name="P10">7,00E+02</text:p>
          </table:table-cell>
          <table:table-cell table:style-name="Таблица3.A3" office:value-type="string">
            <text:p text:style-name="P13">0НА</text:p>
          </table:table-cell>
          <table:table-cell table:style-name="Таблица3.A3" office:value-type="string">
            <text:p text:style-name="P12">241,9</text:p>
          </table:table-cell>
          <table:table-cell table:style-name="Таблица3.A3" table:number-rows-spanned="3" office:value-type="string">
            <text:p text:style-name="P38">1,00E+02</text:p>
          </table:table-cell>
          <table:table-cell table:style-name="Таблица3.A3" office:value-type="string">
            <text:p text:style-name="P28">7,90E+02</text:p>
          </table:table-cell>
          <table:table-cell table:style-name="Таблица3.A3" office:value-type="string">
            <text:p text:style-name="P28">6,90E+02</text:p>
          </table:table-cell>
          <table:table-cell table:style-name="Таблица3.A3" office:value-type="string">
            <text:p text:style-name="P28">-1,4</text:p>
          </table:table-cell>
          <table:table-cell table:style-name="Таблица3.A3" office:value-type="string">
            <text:p text:style-name="P28">6,3</text:p>
          </table:table-cell>
          <table:table-cell table:style-name="Таблица3.J3" table:number-rows-spanned="7" office:value-type="string">
            <text:p text:style-name="P9"><text:span text:style-name="T20">±</text:span><text:span text:style-name="T12">15%</text:span></text:p>
          </table:table-cell>
        </table:table-row>
        <table:table-row table:style-name="Таблица3.3">
          <table:table-cell table:style-name="Таблица3.A3" office:value-type="string">
            <text:p text:style-name="P8">2</text:p>
          </table:table-cell>
          <table:table-cell table:style-name="Таблица3.A3" office:value-type="string">
            <text:p text:style-name="P11">7,00E+03</text:p>
          </table:table-cell>
          <table:table-cell table:style-name="Таблица3.A3" office:value-type="string">
            <text:p text:style-name="P13">0НА</text:p>
          </table:table-cell>
          <table:table-cell table:style-name="Таблица3.A3" office:value-type="string">
            <text:p text:style-name="P12">77,4</text:p>
          </table:table-cell>
          <table:covered-table-cell/>
          <table:table-cell table:style-name="Таблица3.A3" office:value-type="string">
            <text:p text:style-name="P28">7,20E+03</text:p>
          </table:table-cell>
          <table:table-cell table:style-name="Таблица3.A3" office:value-type="string">
            <text:p text:style-name="P28">7,10E+03</text:p>
          </table:table-cell>
          <table:table-cell table:style-name="Таблица3.A3" office:value-type="string">
            <text:p text:style-name="P28">1,4</text:p>
          </table:table-cell>
          <table:table-cell table:style-name="Таблица3.A3" office:value-type="string">
            <text:p text:style-name="P28">6,3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3</text:p>
          </table:table-cell>
          <table:table-cell table:style-name="Таблица3.A3" office:value-type="string">
            <text:p text:style-name="P11">7,00E+04</text:p>
          </table:table-cell>
          <table:table-cell table:style-name="Таблица3.A3" office:value-type="string">
            <text:p text:style-name="P13">9ХК</text:p>
          </table:table-cell>
          <table:table-cell table:style-name="Таблица3.A3" office:value-type="string">
            <text:p text:style-name="P12">167,3</text:p>
          </table:table-cell>
          <table:covered-table-cell/>
          <table:table-cell table:style-name="Таблица3.A3" office:value-type="string">
            <text:p text:style-name="P28">7,71E+04</text:p>
          </table:table-cell>
          <table:table-cell table:style-name="Таблица3.A3" office:value-type="string">
            <text:p text:style-name="P28">7,70E+04</text:p>
          </table:table-cell>
          <table:table-cell table:style-name="Таблица3.A3" office:value-type="string">
            <text:p text:style-name="P28">10,0</text:p>
          </table:table-cell>
          <table:table-cell table:style-name="Таблица3.A3" office:value-type="string">
            <text:p text:style-name="P28">11,9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7">4</text:p>
          </table:table-cell>
          <table:table-cell table:style-name="Таблица3.A3" office:value-type="string">
            <text:p text:style-name="P10">7,00E+05</text:p>
          </table:table-cell>
          <table:table-cell table:style-name="Таблица3.A3" office:value-type="string">
            <text:p text:style-name="P13">9ХК</text:p>
          </table:table-cell>
          <table:table-cell table:style-name="Таблица3.A3" office:value-type="string">
            <text:p text:style-name="P12">53,7</text:p>
          </table:table-cell>
          <table:table-cell table:style-name="Таблица3.A3" office:value-type="string">
            <text:p text:style-name="P28"> </text:p>
          </table:table-cell>
          <table:table-cell table:style-name="Таблица3.A3" office:value-type="string">
            <text:p text:style-name="P28">7,20E+05</text:p>
          </table:table-cell>
          <table:table-cell table:style-name="Таблица3.A3" office:value-type="string">
            <text:p text:style-name="P28"> </text:p>
          </table:table-cell>
          <table:table-cell table:style-name="Таблица3.A3" office:value-type="string">
            <text:p text:style-name="P28">2,9</text:p>
          </table:table-cell>
          <table:table-cell table:style-name="Таблица3.A3" office:value-type="string">
            <text:p text:style-name="P28">6,0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7">5</text:p>
          </table:table-cell>
          <table:table-cell table:style-name="Таблица3.A3" office:value-type="string">
            <text:p text:style-name="P10">7,00E+06</text:p>
          </table:table-cell>
          <table:table-cell table:style-name="Таблица3.A3" office:value-type="string">
            <text:p text:style-name="P13">043</text:p>
          </table:table-cell>
          <table:table-cell table:style-name="Таблица3.A3" office:value-type="string">
            <text:p text:style-name="P12">364,1</text:p>
          </table:table-cell>
          <table:table-cell table:style-name="Таблица3.A3" office:value-type="string">
            <text:p text:style-name="P28"> </text:p>
          </table:table-cell>
          <table:table-cell table:style-name="Таблица3.A3" office:value-type="string">
            <text:p text:style-name="P28">7,50E+06</text:p>
          </table:table-cell>
          <table:table-cell table:style-name="Таблица3.A3" office:value-type="string">
            <text:p text:style-name="P28"> </text:p>
          </table:table-cell>
          <table:table-cell table:style-name="Таблица3.A3" office:value-type="string">
            <text:p text:style-name="P28">7,1</text:p>
          </table:table-cell>
          <table:table-cell table:style-name="Таблица3.A3" office:value-type="string">
            <text:p text:style-name="P28">9,3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7">6</text:p>
          </table:table-cell>
          <table:table-cell table:style-name="Таблица3.A3" office:value-type="string">
            <text:p text:style-name="P10">7,00E+07</text:p>
          </table:table-cell>
          <table:table-cell table:style-name="Таблица3.A3" office:value-type="string">
            <text:p text:style-name="P13">043</text:p>
          </table:table-cell>
          <table:table-cell table:style-name="Таблица3.A3" office:value-type="string">
            <text:p text:style-name="P12">116,7</text:p>
          </table:table-cell>
          <table:table-cell table:style-name="Таблица3.A3" office:value-type="string">
            <text:p text:style-name="P28"> </text:p>
          </table:table-cell>
          <table:table-cell table:style-name="Таблица3.A3" office:value-type="string">
            <text:p text:style-name="P28">7,00E+07</text:p>
          </table:table-cell>
          <table:table-cell table:style-name="Таблица3.A3" office:value-type="string">
            <text:p text:style-name="P28"> </text:p>
          </table:table-cell>
          <table:table-cell table:style-name="Таблица3.A3" office:value-type="string">
            <text:p text:style-name="P28">0,0</text:p>
          </table:table-cell>
          <table:table-cell table:style-name="Таблица3.A3" office:value-type="string">
            <text:p text:style-name="P28">5,1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7">7</text:p>
          </table:table-cell>
          <table:table-cell table:style-name="Таблица3.A3" office:value-type="string">
            <text:p text:style-name="P10">7,00E+08</text:p>
          </table:table-cell>
          <table:table-cell table:style-name="Таблица3.A3" office:value-type="string">
            <text:p text:style-name="P13">163</text:p>
          </table:table-cell>
          <table:table-cell table:style-name="Таблица3.A3" office:value-type="string">
            <text:p text:style-name="P12">240,9</text:p>
          </table:table-cell>
          <table:table-cell table:style-name="Таблица3.A3" office:value-type="string">
            <text:p text:style-name="P28"> </text:p>
          </table:table-cell>
          <table:table-cell table:style-name="Таблица3.A3" office:value-type="string">
            <text:p text:style-name="P28">6,60E+08</text:p>
          </table:table-cell>
          <table:table-cell table:style-name="Таблица3.A3" office:value-type="string">
            <text:p text:style-name="P28"> </text:p>
          </table:table-cell>
          <table:table-cell table:style-name="Таблица3.A3" office:value-type="string">
            <text:p text:style-name="P28">-5,7</text:p>
          </table:table-cell>
          <table:table-cell table:style-name="Таблица3.A3" office:value-type="string">
            <text:p text:style-name="P28">8,1</text:p>
          </table:table-cell>
          <table:covered-table-cell/>
        </table:table-row>
      </table:table>
      <text:p text:style-name="P26"/>
      <text:p text:style-name="P27">Блок детектирования зав № <text:span text:style-name="T13">333</text:span><text:span text:style-name="T13">.104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row table:style-name="Таблица4.1">
          <table:table-cell table:style-name="Таблица4.A1" table:number-rows-spanned="2" office:value-type="string">
            <text:p text:style-name="P21"><text:bookmark text:name="OLE_LINK14"/>№<text:line-break/>п<text:span text:style-name="T10">/</text:span>п</text:p>
          </table:table-cell>
          <table:table-cell table:style-name="Таблица4.B1" table:number-rows-spanned="2" office:value-type="string">
            <text:p text:style-name="P21">Мощность амбиентной эквивалентной дозы в контрольной точке</text:p>
            <text:p text:style-name="P21"><draw:frame draw:style-name="fr1" draw:name="Изображение17" text:anchor-type="as-char" svg:width="0.711cm" svg:height="0.889cm" draw:z-index="16"><draw:image xlink:href="Pictures/2000001400004225000052AF4BFD5F58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21">Номер источ-ника</text:p>
          </table:table-cell>
          <table:table-cell table:style-name="Таблица4.B1" table:number-rows-spanned="2" office:value-type="string">
            <text:p text:style-name="P21">Рас-стояние до источ-ника, </text:p>
            <text:p text:style-name="P21"><draw:frame draw:style-name="fr1" draw:name="Изображение18" text:anchor-type="as-char" svg:width="0.425cm" svg:height="0.462cm" draw:z-index="17"><draw:image xlink:href="Pictures/2000000A000027B000002AFF2B1E979C.wmf" xlink:type="simple" xlink:show="embed" xlink:actuate="onLoad"/></draw:frame>, см</text:p>
          </table:table-cell>
          <table:table-cell table:style-name="Таблица4.B1" table:number-columns-spanned="2" office:value-type="string">
            <text:p text:style-name="P21">Измеренное значение</text:p>
          </table:table-cell>
          <table:covered-table-cell/>
          <table:table-cell table:style-name="Таблица4.A1" table:number-rows-spanned="2" office:value-type="string">
            <text:p text:style-name="P22"><draw:frame draw:style-name="fr1" draw:name="Изображение19" text:anchor-type="as-char" svg:width="1.778cm" svg:height="0.924cm" draw:z-index="18"><draw:image xlink:href="Pictures/200000190000A55D000055FD0DB781E6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21">Относи-тельная погреш-ность измерения мощности амбиентной экви-валентной дозы </text:p>
            <text:p text:style-name="P21"><draw:frame draw:style-name="fr1" draw:name="Изображение20" text:anchor-type="as-char" svg:width="0.676cm" svg:height="0.676cm" draw:z-index="19"><draw:image xlink:href="Pictures/2000000F00003ED700003ED785829EE5.wmf" xlink:type="simple" xlink:show="embed" xlink:actuate="onLoad"/></draw:frame>, %</text:p>
          </table:table-cell>
          <table:table-cell table:style-name="Таблица4.B1" table:number-rows-spanned="2" office:value-type="string">
            <text:p text:style-name="P21">Довери-тельная граница погреш-ности измерения</text:p>
            <text:p text:style-name="P21"><draw:frame draw:style-name="fr1" draw:name="Изображение21" text:anchor-type="as-char" svg:width="0.497cm" svg:height="0.639cm" draw:z-index="20"><draw:image xlink:href="Pictures/2000000F00002E4D00003B882C854A20.wmf" xlink:type="simple" xlink:show="embed" xlink:actuate="onLoad"/></draw:frame>, %</text:p>
          </table:table-cell>
          <table:table-cell table:style-name="Таблица4.J1" table:number-rows-spanned="2" office:value-type="string">
            <text:p text:style-name="P21">Условие соответ-ствия по ТУ:</text:p>
            <text:p text:style-name="P21"><draw:frame draw:style-name="fr1" draw:name="Изображение22" text:anchor-type="as-char" svg:width="0.497cm" svg:height="0.639cm" draw:z-index="21"><draw:image xlink:href="Pictures/2000000F00002E4D00003B882C854A20.wmf" xlink:type="simple" xlink:show="embed" xlink:actuate="onLoad"/></draw:frame></text:p>
            <text:p text:style-name="P21">не более</text:p>
          </table:table-cell>
        </table:table-row>
        <table:table-row table:style-name="Таблица4.2">
          <table:covered-table-cell/>
          <table:covered-table-cell/>
          <table:covered-table-cell/>
          <table:covered-table-cell/>
          <table:table-cell table:style-name="Таблица4.E2" office:value-type="string">
            <text:p text:style-name="P21">фона</text:p>
            <text:p text:style-name="P21"><draw:frame draw:style-name="fr1" draw:name="Изображение23" text:anchor-type="as-char" svg:width="0.746cm" svg:height="0.924cm" draw:z-index="22"><draw:image xlink:href="Pictures/2000001400004574000055FDE50BAE1D.wmf" xlink:type="simple" xlink:show="embed" xlink:actuate="onLoad"/></draw:frame>, нЗв/ч</text:p>
          </table:table-cell>
          <table:table-cell table:style-name="Таблица4.E2" office:value-type="string">
            <text:p text:style-name="P21">мощности амбиентной эквивалент-ной дозы</text:p>
            <text:p text:style-name="P21"><draw:frame draw:style-name="fr1" draw:name="Изображение24" text:anchor-type="as-char" svg:width="0.852cm" svg:height="0.924cm" draw:z-index="23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3" office:value-type="string">
            <text:p text:style-name="P7">1</text:p>
          </table:table-cell>
          <table:table-cell table:style-name="Таблица4.A3" office:value-type="string">
            <text:p text:style-name="P10">7,00E+02</text:p>
          </table:table-cell>
          <table:table-cell table:style-name="Таблица4.A3" office:value-type="string">
            <text:p text:style-name="P13">0НА</text:p>
          </table:table-cell>
          <table:table-cell table:style-name="Таблица4.A3" office:value-type="string">
            <text:p text:style-name="P12">241,9</text:p>
          </table:table-cell>
          <table:table-cell table:style-name="Таблица4.A3" table:number-rows-spanned="3" office:value-type="string">
            <text:p text:style-name="P38">1,00E+02</text:p>
          </table:table-cell>
          <table:table-cell table:style-name="Таблица4.A3" office:value-type="string">
            <text:p text:style-name="P28">8,00E+02</text:p>
          </table:table-cell>
          <table:table-cell table:style-name="Таблица4.A3" office:value-type="string">
            <text:p text:style-name="P28">7,00E+02</text:p>
          </table:table-cell>
          <table:table-cell table:style-name="Таблица4.A3" office:value-type="string">
            <text:p text:style-name="P28">0,0</text:p>
          </table:table-cell>
          <table:table-cell table:style-name="Таблица4.A3" office:value-type="string">
            <text:p text:style-name="P28">6,1</text:p>
          </table:table-cell>
          <table:table-cell table:style-name="Таблица4.J3" table:number-rows-spanned="7" office:value-type="string">
            <text:p text:style-name="P9"><text:span text:style-name="T20">±</text:span><text:span text:style-name="T12">15%</text:span></text:p>
          </table:table-cell>
        </table:table-row>
        <table:table-row table:style-name="Таблица4.3">
          <table:table-cell table:style-name="Таблица4.A3" office:value-type="string">
            <text:p text:style-name="P8">2</text:p>
          </table:table-cell>
          <table:table-cell table:style-name="Таблица4.A3" office:value-type="string">
            <text:p text:style-name="P11">7,00E+03</text:p>
          </table:table-cell>
          <table:table-cell table:style-name="Таблица4.A3" office:value-type="string">
            <text:p text:style-name="P13">0НА</text:p>
          </table:table-cell>
          <table:table-cell table:style-name="Таблица4.A3" office:value-type="string">
            <text:p text:style-name="P12">77,4</text:p>
          </table:table-cell>
          <table:covered-table-cell/>
          <table:table-cell table:style-name="Таблица4.A3" office:value-type="string">
            <text:p text:style-name="P28">7,00E+03</text:p>
          </table:table-cell>
          <table:table-cell table:style-name="Таблица4.A3" office:value-type="string">
            <text:p text:style-name="P28">6,90E+03</text:p>
          </table:table-cell>
          <table:table-cell table:style-name="Таблица4.A3" office:value-type="string">
            <text:p text:style-name="P28">-1,4</text:p>
          </table:table-cell>
          <table:table-cell table:style-name="Таблица4.A3" office:value-type="string">
            <text:p text:style-name="P28">6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3</text:p>
          </table:table-cell>
          <table:table-cell table:style-name="Таблица4.A3" office:value-type="string">
            <text:p text:style-name="P11">7,00E+04</text:p>
          </table:table-cell>
          <table:table-cell table:style-name="Таблица4.A3" office:value-type="string">
            <text:p text:style-name="P13">9ХК</text:p>
          </table:table-cell>
          <table:table-cell table:style-name="Таблица4.A3" office:value-type="string">
            <text:p text:style-name="P12">167,3</text:p>
          </table:table-cell>
          <table:covered-table-cell/>
          <table:table-cell table:style-name="Таблица4.A3" office:value-type="string">
            <text:p text:style-name="P28">7,11E+04</text:p>
          </table:table-cell>
          <table:table-cell table:style-name="Таблица4.A3" office:value-type="string">
            <text:p text:style-name="P28">7,10E+04</text:p>
          </table:table-cell>
          <table:table-cell table:style-name="Таблица4.A3" office:value-type="string">
            <text:p text:style-name="P28">1,4</text:p>
          </table:table-cell>
          <table:table-cell table:style-name="Таблица4.A3" office:value-type="string">
            <text:p text:style-name="P28">5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7">4</text:p>
          </table:table-cell>
          <table:table-cell table:style-name="Таблица4.A3" office:value-type="string">
            <text:p text:style-name="P10">7,00E+05</text:p>
          </table:table-cell>
          <table:table-cell table:style-name="Таблица4.A3" office:value-type="string">
            <text:p text:style-name="P13">9ХК</text:p>
          </table:table-cell>
          <table:table-cell table:style-name="Таблица4.A3" office:value-type="string">
            <text:p text:style-name="P12">53,7</text:p>
          </table:table-cell>
          <table:table-cell table:style-name="Таблица4.A3" office:value-type="string">
            <text:p text:style-name="P28"> </text:p>
          </table:table-cell>
          <table:table-cell table:style-name="Таблица4.A3" office:value-type="string">
            <text:p text:style-name="P28">6,90E+05</text:p>
          </table:table-cell>
          <table:table-cell table:style-name="Таблица4.A3" office:value-type="string">
            <text:p text:style-name="P28"> </text:p>
          </table:table-cell>
          <table:table-cell table:style-name="Таблица4.A3" office:value-type="string">
            <text:p text:style-name="P28">-1,4</text:p>
          </table:table-cell>
          <table:table-cell table:style-name="Таблица4.A3" office:value-type="string">
            <text:p text:style-name="P28">5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7">5</text:p>
          </table:table-cell>
          <table:table-cell table:style-name="Таблица4.A3" office:value-type="string">
            <text:p text:style-name="P10">7,00E+06</text:p>
          </table:table-cell>
          <table:table-cell table:style-name="Таблица4.A3" office:value-type="string">
            <text:p text:style-name="P13">043</text:p>
          </table:table-cell>
          <table:table-cell table:style-name="Таблица4.A3" office:value-type="string">
            <text:p text:style-name="P12">364,1</text:p>
          </table:table-cell>
          <table:table-cell table:style-name="Таблица4.A3" office:value-type="string">
            <text:p text:style-name="P28"> </text:p>
          </table:table-cell>
          <table:table-cell table:style-name="Таблица4.A3" office:value-type="string">
            <text:p text:style-name="P28">7,00E+06</text:p>
          </table:table-cell>
          <table:table-cell table:style-name="Таблица4.A3" office:value-type="string">
            <text:p text:style-name="P28"> </text:p>
          </table:table-cell>
          <table:table-cell table:style-name="Таблица4.A3" office:value-type="string">
            <text:p text:style-name="P28">0,0</text:p>
          </table:table-cell>
          <table:table-cell table:style-name="Таблица4.A3" office:value-type="string">
            <text:p text:style-name="P28">5,1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7">6</text:p>
          </table:table-cell>
          <table:table-cell table:style-name="Таблица4.A3" office:value-type="string">
            <text:p text:style-name="P10">7,00E+07</text:p>
          </table:table-cell>
          <table:table-cell table:style-name="Таблица4.A3" office:value-type="string">
            <text:p text:style-name="P13">043</text:p>
          </table:table-cell>
          <table:table-cell table:style-name="Таблица4.A3" office:value-type="string">
            <text:p text:style-name="P12">116,7</text:p>
          </table:table-cell>
          <table:table-cell table:style-name="Таблица4.A3" office:value-type="string">
            <text:p text:style-name="P28"> </text:p>
          </table:table-cell>
          <table:table-cell table:style-name="Таблица4.A3" office:value-type="string">
            <text:p text:style-name="P28">7,70E+07</text:p>
          </table:table-cell>
          <table:table-cell table:style-name="Таблица4.A3" office:value-type="string">
            <text:p text:style-name="P28"> </text:p>
          </table:table-cell>
          <table:table-cell table:style-name="Таблица4.A3" office:value-type="string">
            <text:p text:style-name="P28">10,0</text:p>
          </table:table-cell>
          <table:table-cell table:style-name="Таблица4.A3" office:value-type="string">
            <text:p text:style-name="P28">11,9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7">7</text:p>
          </table:table-cell>
          <table:table-cell table:style-name="Таблица4.A3" office:value-type="string">
            <text:p text:style-name="P10">7,00E+08</text:p>
          </table:table-cell>
          <table:table-cell table:style-name="Таблица4.A3" office:value-type="string">
            <text:p text:style-name="P13">163</text:p>
          </table:table-cell>
          <table:table-cell table:style-name="Таблица4.A3" office:value-type="string">
            <text:p text:style-name="P12">240,9</text:p>
          </table:table-cell>
          <table:table-cell table:style-name="Таблица4.A3" office:value-type="string">
            <text:p text:style-name="P28"> </text:p>
          </table:table-cell>
          <table:table-cell table:style-name="Таблица4.A3" office:value-type="string">
            <text:p text:style-name="P28">6,30E+08</text:p>
          </table:table-cell>
          <table:table-cell table:style-name="Таблица4.A3" office:value-type="string">
            <text:p text:style-name="P28"> </text:p>
          </table:table-cell>
          <table:table-cell table:style-name="Таблица4.A3" office:value-type="string">
            <text:p text:style-name="P28">-10,0</text:p>
          </table:table-cell>
          <table:table-cell table:style-name="Таблица4.A3" office:value-type="string">
            <text:p text:style-name="P28">11,9</text:p>
          </table:table-cell>
          <table:covered-table-cell/>
        </table:table-row>
      </table:table>
      <text:p text:style-name="P26">Блок детектирования зав № <text:span text:style-name="T13">333</text:span><text:span text:style-name="T13">.20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1"><text:bookmark text:name="OLE_LINK11"/>№<text:line-break/>п<text:span text:style-name="T10">/</text:span>п</text:p>
          </table:table-cell>
          <table:table-cell table:style-name="Table1.B1" table:number-rows-spanned="2" office:value-type="string">
            <text:p text:style-name="P21">Мощность амбиентной эквивалентной дозы в контрольной точке</text:p>
            <text:p text:style-name="P21"><draw:frame draw:style-name="fr1" draw:name="graphics1" text:anchor-type="as-char" svg:width="0.711cm" svg:height="0.889cm" draw:z-index="24"><draw:image xlink:href="Pictures/2000001400004225000052AF4BFD5F58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21">Номер источ-ника</text:p>
          </table:table-cell>
          <table:table-cell table:style-name="Table1.B1" table:number-rows-spanned="2" office:value-type="string">
            <text:p text:style-name="P21">Рас-стояние до источ-ника, </text:p>
            <text:p text:style-name="P21"><draw:frame draw:style-name="fr1" draw:name="graphics2" text:anchor-type="as-char" svg:width="0.425cm" svg:height="0.462cm" draw:z-index="25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1">Измеренное значение</text:p>
          </table:table-cell>
          <table:covered-table-cell/>
          <table:table-cell table:style-name="Table1.A1" table:number-rows-spanned="2" office:value-type="string">
            <text:p text:style-name="P22"><draw:frame draw:style-name="fr1" draw:name="graphics3" text:anchor-type="as-char" svg:width="1.778cm" svg:height="0.924cm" draw:z-index="26"><draw:image xlink:href="Pictures/200000190000A55D000055FD0DB781E6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21">Относи-тельная погреш-ность измерения мощности амбиентной экви-валентной дозы </text:p>
            <text:p text:style-name="P21"><draw:frame draw:style-name="fr1" draw:name="graphics4" text:anchor-type="as-char" svg:width="0.676cm" svg:height="0.676cm" draw:z-index="27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1">Довери-тельная граница погреш-ности измерения</text:p>
            <text:p text:style-name="P21"><draw:frame draw:style-name="fr1" draw:name="graphics5" text:anchor-type="as-char" svg:width="0.497cm" svg:height="0.639cm" draw:z-index="28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1">Условие соответ-ствия по ТУ:</text:p>
            <text:p text:style-name="P21"><draw:frame draw:style-name="fr1" draw:name="graphics6" text:anchor-type="as-char" svg:width="0.497cm" svg:height="0.639cm" draw:z-index="29"><draw:image xlink:href="Pictures/2000000F00002E4D00003B882C854A20.wmf" xlink:type="simple" xlink:show="embed" xlink:actuate="onLoad"/></draw:frame></text:p>
            <text:p text:style-name="P21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1">фона</text:p>
            <text:p text:style-name="P21"><draw:frame draw:style-name="fr1" draw:name="graphics7" text:anchor-type="as-char" svg:width="0.746cm" svg:height="0.924cm" draw:z-index="30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1">мощности амбиентной эквивалент-ной дозы</text:p>
            <text:p text:style-name="P21"><draw:frame draw:style-name="fr1" draw:name="graphics8" text:anchor-type="as-char" svg:width="0.852cm" svg:height="0.924cm" draw:z-index="31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1</text:p>
          </table:table-cell>
          <table:table-cell table:style-name="Table1.A3" office:value-type="string">
            <text:p text:style-name="P10">7,00E+02</text:p>
          </table:table-cell>
          <table:table-cell table:style-name="Table1.A3" office:value-type="string">
            <text:p text:style-name="P13">0НА</text:p>
          </table:table-cell>
          <table:table-cell table:style-name="Table1.A3" office:value-type="string">
            <text:p text:style-name="P12">241,9</text:p>
          </table:table-cell>
          <table:table-cell table:style-name="Table1.A3" table:number-rows-spanned="3" office:value-type="string">
            <text:p text:style-name="P38">1,00E+02</text:p>
          </table:table-cell>
          <table:table-cell table:style-name="Table1.A3" office:value-type="string">
            <text:p text:style-name="P28">8,00E+02</text:p>
          </table:table-cell>
          <table:table-cell table:style-name="Table1.A3" office:value-type="string">
            <text:p text:style-name="P28">7,00E+02</text:p>
          </table:table-cell>
          <table:table-cell table:style-name="Table1.A3" office:value-type="string">
            <text:p text:style-name="P28">0,0</text:p>
          </table:table-cell>
          <table:table-cell table:style-name="Table1.A3" office:value-type="string">
            <text:p text:style-name="P28">6,1</text:p>
          </table:table-cell>
          <table:table-cell table:style-name="Table1.J3" table:number-rows-spanned="7" office:value-type="string">
            <text:p text:style-name="P9"><text:span text:style-name="T20">±</text:span><text:span text:style-name="T12">15%</text:span></text:p>
          </table:table-cell>
        </table:table-row>
        <table:table-row table:style-name="Table1.3">
          <table:table-cell table:style-name="Table1.A3" office:value-type="string">
            <text:p text:style-name="P8">2</text:p>
          </table:table-cell>
          <table:table-cell table:style-name="Table1.A3" office:value-type="string">
            <text:p text:style-name="P11">7,00E+03</text:p>
          </table:table-cell>
          <table:table-cell table:style-name="Table1.A3" office:value-type="string">
            <text:p text:style-name="P13">0НА</text:p>
          </table:table-cell>
          <table:table-cell table:style-name="Table1.A3" office:value-type="string">
            <text:p text:style-name="P12">77,4</text:p>
          </table:table-cell>
          <table:covered-table-cell/>
          <table:table-cell table:style-name="Table1.A3" office:value-type="string">
            <text:p text:style-name="P28">7,10E+03</text:p>
          </table:table-cell>
          <table:table-cell table:style-name="Table1.A3" office:value-type="string">
            <text:p text:style-name="P28">7,00E+03</text:p>
          </table:table-cell>
          <table:table-cell table:style-name="Table1.A3" office:value-type="string">
            <text:p text:style-name="P28">0,0</text:p>
          </table:table-cell>
          <table:table-cell table:style-name="Table1.A3" office:value-type="string">
            <text:p text:style-name="P28">6,1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3</text:p>
          </table:table-cell>
          <table:table-cell table:style-name="Table1.A3" office:value-type="string">
            <text:p text:style-name="P11">7,00E+04</text:p>
          </table:table-cell>
          <table:table-cell table:style-name="Table1.A3" office:value-type="string">
            <text:p text:style-name="P13">9ХК</text:p>
          </table:table-cell>
          <table:table-cell table:style-name="Table1.A3" office:value-type="string">
            <text:p text:style-name="P12">167,3</text:p>
          </table:table-cell>
          <table:covered-table-cell/>
          <table:table-cell table:style-name="Table1.A3" office:value-type="string">
            <text:p text:style-name="P28">7,11E+04</text:p>
          </table:table-cell>
          <table:table-cell table:style-name="Table1.A3" office:value-type="string">
            <text:p text:style-name="P28">7,10E+04</text:p>
          </table:table-cell>
          <table:table-cell table:style-name="Table1.A3" office:value-type="string">
            <text:p text:style-name="P28">1,4</text:p>
          </table:table-cell>
          <table:table-cell table:style-name="Table1.A3" office:value-type="string">
            <text:p text:style-name="P28">5,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7">4</text:p>
          </table:table-cell>
          <table:table-cell table:style-name="Table1.A3" office:value-type="string">
            <text:p text:style-name="P10">7,00E+05</text:p>
          </table:table-cell>
          <table:table-cell table:style-name="Table1.A3" office:value-type="string">
            <text:p text:style-name="P13">9ХК</text:p>
          </table:table-cell>
          <table:table-cell table:style-name="Table1.A3" office:value-type="string">
            <text:p text:style-name="P12">53,7</text:p>
          </table:table-cell>
          <table:table-cell table:style-name="Table1.A3" office:value-type="string">
            <text:p text:style-name="P28"> </text:p>
          </table:table-cell>
          <table:table-cell table:style-name="Table1.A3" office:value-type="string">
            <text:p text:style-name="P28">6,90E+05</text:p>
          </table:table-cell>
          <table:table-cell table:style-name="Table1.A3" office:value-type="string">
            <text:p text:style-name="P28"> </text:p>
          </table:table-cell>
          <table:table-cell table:style-name="Table1.A3" office:value-type="string">
            <text:p text:style-name="P28">-1,4</text:p>
          </table:table-cell>
          <table:table-cell table:style-name="Table1.A3" office:value-type="string">
            <text:p text:style-name="P28">5,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7">5</text:p>
          </table:table-cell>
          <table:table-cell table:style-name="Table1.A3" office:value-type="string">
            <text:p text:style-name="P10">7,00E+06</text:p>
          </table:table-cell>
          <table:table-cell table:style-name="Table1.A3" office:value-type="string">
            <text:p text:style-name="P13">043</text:p>
          </table:table-cell>
          <table:table-cell table:style-name="Table1.A3" office:value-type="string">
            <text:p text:style-name="P12">364,1</text:p>
          </table:table-cell>
          <table:table-cell table:style-name="Table1.A3" office:value-type="string">
            <text:p text:style-name="P28"> </text:p>
          </table:table-cell>
          <table:table-cell table:style-name="Table1.A3" office:value-type="string">
            <text:p text:style-name="P28">6,90E+06</text:p>
          </table:table-cell>
          <table:table-cell table:style-name="Table1.A3" office:value-type="string">
            <text:p text:style-name="P28"> </text:p>
          </table:table-cell>
          <table:table-cell table:style-name="Table1.A3" office:value-type="string">
            <text:p text:style-name="P28">-1,4</text:p>
          </table:table-cell>
          <table:table-cell table:style-name="Table1.A3" office:value-type="string">
            <text:p text:style-name="P28">5,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7">6</text:p>
          </table:table-cell>
          <table:table-cell table:style-name="Table1.A3" office:value-type="string">
            <text:p text:style-name="P10">7,00E+07</text:p>
          </table:table-cell>
          <table:table-cell table:style-name="Table1.A3" office:value-type="string">
            <text:p text:style-name="P13">043</text:p>
          </table:table-cell>
          <table:table-cell table:style-name="Table1.A3" office:value-type="string">
            <text:p text:style-name="P12">116,7</text:p>
          </table:table-cell>
          <table:table-cell table:style-name="Table1.A3" office:value-type="string">
            <text:p text:style-name="P28"> </text:p>
          </table:table-cell>
          <table:table-cell table:style-name="Table1.A3" office:value-type="string">
            <text:p text:style-name="P28">7,60E+07</text:p>
          </table:table-cell>
          <table:table-cell table:style-name="Table1.A3" office:value-type="string">
            <text:p text:style-name="P28"> </text:p>
          </table:table-cell>
          <table:table-cell table:style-name="Table1.A3" office:value-type="string">
            <text:p text:style-name="P28">8,6</text:p>
          </table:table-cell>
          <table:table-cell table:style-name="Table1.A3" office:value-type="string">
            <text:p text:style-name="P28">10,6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7">7</text:p>
          </table:table-cell>
          <table:table-cell table:style-name="Table1.A3" office:value-type="string">
            <text:p text:style-name="P10">7,00E+08</text:p>
          </table:table-cell>
          <table:table-cell table:style-name="Table1.A3" office:value-type="string">
            <text:p text:style-name="P13">163</text:p>
          </table:table-cell>
          <table:table-cell table:style-name="Table1.A3" office:value-type="string">
            <text:p text:style-name="P12">240,9</text:p>
          </table:table-cell>
          <table:table-cell table:style-name="Table1.A3" office:value-type="string">
            <text:p text:style-name="P28"> </text:p>
          </table:table-cell>
          <table:table-cell table:style-name="Table1.A3" office:value-type="string">
            <text:p text:style-name="P28">6,30E+08</text:p>
          </table:table-cell>
          <table:table-cell table:style-name="Table1.A3" office:value-type="string">
            <text:p text:style-name="P28"> </text:p>
          </table:table-cell>
          <table:table-cell table:style-name="Table1.A3" office:value-type="string">
            <text:p text:style-name="P28">-10,0</text:p>
          </table:table-cell>
          <table:table-cell table:style-name="Table1.A3" office:value-type="string">
            <text:p text:style-name="P28">11,9</text:p>
          </table:table-cell>
          <table:covered-table-cell/>
        </table:table-row>
      </table:table>
      <text:p text:style-name="P26"/>
      <text:p text:style-name="P27">Блок детектирования зав № <text:span text:style-name="T13">333</text:span><text:span text:style-name="T13">.203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rows-spanned="2" office:value-type="string">
            <text:p text:style-name="P21"><text:bookmark text:name="OLE_LINK131"/>№<text:line-break/>п<text:span text:style-name="T10">/</text:span>п</text:p>
          </table:table-cell>
          <table:table-cell table:style-name="Table2.B1" table:number-rows-spanned="2" office:value-type="string">
            <text:p text:style-name="P21">Мощность амбиентной эквивалентной дозы в контрольной точке</text:p>
            <text:p text:style-name="P21"><draw:frame draw:style-name="fr1" draw:name="graphics9" text:anchor-type="as-char" svg:width="0.711cm" svg:height="0.889cm" draw:z-index="32"><draw:image xlink:href="Pictures/2000001400004225000052AF4BFD5F58.wmf" xlink:type="simple" xlink:show="embed" xlink:actuate="onLoad"/></draw:frame>, нЗв/ч</text:p>
          </table:table-cell>
          <table:table-cell table:style-name="Table2.B1" table:number-rows-spanned="2" office:value-type="string">
            <text:p text:style-name="P21">Номер источ-ника</text:p>
          </table:table-cell>
          <table:table-cell table:style-name="Table2.B1" table:number-rows-spanned="2" office:value-type="string">
            <text:p text:style-name="P21">Рас-стояние до источ-ника, </text:p>
            <text:p text:style-name="P21"><draw:frame draw:style-name="fr1" draw:name="graphics10" text:anchor-type="as-char" svg:width="0.425cm" svg:height="0.462cm" draw:z-index="33"><draw:image xlink:href="Pictures/2000000A000027B000002AFF2B1E979C.wmf" xlink:type="simple" xlink:show="embed" xlink:actuate="onLoad"/></draw:frame>, см</text:p>
          </table:table-cell>
          <table:table-cell table:style-name="Table2.B1" table:number-columns-spanned="2" office:value-type="string">
            <text:p text:style-name="P21">Измеренное значение</text:p>
          </table:table-cell>
          <table:covered-table-cell/>
          <table:table-cell table:style-name="Table2.A1" table:number-rows-spanned="2" office:value-type="string">
            <text:p text:style-name="P22"><draw:frame draw:style-name="fr1" draw:name="graphics11" text:anchor-type="as-char" svg:width="1.778cm" svg:height="0.924cm" draw:z-index="34"><draw:image xlink:href="Pictures/200000190000A55D000055FD0DB781E6.wmf" xlink:type="simple" xlink:show="embed" xlink:actuate="onLoad"/></draw:frame>, нЗв/ч</text:p>
          </table:table-cell>
          <table:table-cell table:style-name="Table2.B1" table:number-rows-spanned="2" office:value-type="string">
            <text:p text:style-name="P21">Относи-тельная погреш-ность измерения мощности амбиентной экви-валентной дозы </text:p>
            <text:p text:style-name="P21"><draw:frame draw:style-name="fr1" draw:name="graphics12" text:anchor-type="as-char" svg:width="0.676cm" svg:height="0.676cm" draw:z-index="35"><draw:image xlink:href="Pictures/2000000F00003ED700003ED785829EE5.wmf" xlink:type="simple" xlink:show="embed" xlink:actuate="onLoad"/></draw:frame>, %</text:p>
          </table:table-cell>
          <table:table-cell table:style-name="Table2.B1" table:number-rows-spanned="2" office:value-type="string">
            <text:p text:style-name="P21">Довери-тельная граница погреш-ности измерения</text:p>
            <text:p text:style-name="P21"><draw:frame draw:style-name="fr1" draw:name="graphics13" text:anchor-type="as-char" svg:width="0.497cm" svg:height="0.639cm" draw:z-index="36"><draw:image xlink:href="Pictures/2000000F00002E4D00003B882C854A20.wmf" xlink:type="simple" xlink:show="embed" xlink:actuate="onLoad"/></draw:frame>, %</text:p>
          </table:table-cell>
          <table:table-cell table:style-name="Table2.J1" table:number-rows-spanned="2" office:value-type="string">
            <text:p text:style-name="P21">Условие соответ-ствия по ТУ:</text:p>
            <text:p text:style-name="P21"><draw:frame draw:style-name="fr1" draw:name="graphics14" text:anchor-type="as-char" svg:width="0.497cm" svg:height="0.639cm" draw:z-index="37"><draw:image xlink:href="Pictures/2000000F00002E4D00003B882C854A20.wmf" xlink:type="simple" xlink:show="embed" xlink:actuate="onLoad"/></draw:frame></text:p>
            <text:p text:style-name="P21">не более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21">фона</text:p>
            <text:p text:style-name="P21"><draw:frame draw:style-name="fr1" draw:name="graphics15" text:anchor-type="as-char" svg:width="0.746cm" svg:height="0.924cm" draw:z-index="38"><draw:image xlink:href="Pictures/2000001400004574000055FDE50BAE1D.wmf" xlink:type="simple" xlink:show="embed" xlink:actuate="onLoad"/></draw:frame>, нЗв/ч</text:p>
          </table:table-cell>
          <table:table-cell table:style-name="Table2.E2" office:value-type="string">
            <text:p text:style-name="P21">мощности амбиентной эквивалент-ной дозы</text:p>
            <text:p text:style-name="P21"><draw:frame draw:style-name="fr1" draw:name="graphics16" text:anchor-type="as-char" svg:width="0.852cm" svg:height="0.924cm" draw:z-index="39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7">1</text:p>
          </table:table-cell>
          <table:table-cell table:style-name="Table2.A3" office:value-type="string">
            <text:p text:style-name="P10">7,00E+02</text:p>
          </table:table-cell>
          <table:table-cell table:style-name="Table2.A3" office:value-type="string">
            <text:p text:style-name="P13">0НА</text:p>
          </table:table-cell>
          <table:table-cell table:style-name="Table2.A3" office:value-type="string">
            <text:p text:style-name="P12">241,9</text:p>
          </table:table-cell>
          <table:table-cell table:style-name="Table2.A3" table:number-rows-spanned="3" office:value-type="string">
            <text:p text:style-name="P38">1,00E+02</text:p>
          </table:table-cell>
          <table:table-cell table:style-name="Table2.A3" office:value-type="string">
            <text:p text:style-name="P28">7,90E+02</text:p>
          </table:table-cell>
          <table:table-cell table:style-name="Table2.A3" office:value-type="string">
            <text:p text:style-name="P28">6,90E+02</text:p>
          </table:table-cell>
          <table:table-cell table:style-name="Table2.A3" office:value-type="string">
            <text:p text:style-name="P28">-1,4</text:p>
          </table:table-cell>
          <table:table-cell table:style-name="Table2.A3" office:value-type="string">
            <text:p text:style-name="P28">6,3</text:p>
          </table:table-cell>
          <table:table-cell table:style-name="Table2.J3" table:number-rows-spanned="7" office:value-type="string">
            <text:p text:style-name="P9"><text:span text:style-name="T20">±</text:span><text:span text:style-name="T12">15%</text:span></text:p>
          </table:table-cell>
        </table:table-row>
        <table:table-row table:style-name="Table2.3">
          <table:table-cell table:style-name="Table2.A3" office:value-type="string">
            <text:p text:style-name="P8">2</text:p>
          </table:table-cell>
          <table:table-cell table:style-name="Table2.A3" office:value-type="string">
            <text:p text:style-name="P11">7,00E+03</text:p>
          </table:table-cell>
          <table:table-cell table:style-name="Table2.A3" office:value-type="string">
            <text:p text:style-name="P13">0НА</text:p>
          </table:table-cell>
          <table:table-cell table:style-name="Table2.A3" office:value-type="string">
            <text:p text:style-name="P12">77,4</text:p>
          </table:table-cell>
          <table:covered-table-cell/>
          <table:table-cell table:style-name="Table2.A3" office:value-type="string">
            <text:p text:style-name="P28">7,20E+03</text:p>
          </table:table-cell>
          <table:table-cell table:style-name="Table2.A3" office:value-type="string">
            <text:p text:style-name="P28">7,10E+03</text:p>
          </table:table-cell>
          <table:table-cell table:style-name="Table2.A3" office:value-type="string">
            <text:p text:style-name="P28">1,4</text:p>
          </table:table-cell>
          <table:table-cell table:style-name="Table2.A3" office:value-type="string">
            <text:p text:style-name="P28">6,3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3</text:p>
          </table:table-cell>
          <table:table-cell table:style-name="Table2.A3" office:value-type="string">
            <text:p text:style-name="P11">7,00E+04</text:p>
          </table:table-cell>
          <table:table-cell table:style-name="Table2.A3" office:value-type="string">
            <text:p text:style-name="P13">9ХК</text:p>
          </table:table-cell>
          <table:table-cell table:style-name="Table2.A3" office:value-type="string">
            <text:p text:style-name="P12">167,3</text:p>
          </table:table-cell>
          <table:covered-table-cell/>
          <table:table-cell table:style-name="Table2.A3" office:value-type="string">
            <text:p text:style-name="P28">7,41E+04</text:p>
          </table:table-cell>
          <table:table-cell table:style-name="Table2.A3" office:value-type="string">
            <text:p text:style-name="P28">7,40E+04</text:p>
          </table:table-cell>
          <table:table-cell table:style-name="Table2.A3" office:value-type="string">
            <text:p text:style-name="P28">5,7</text:p>
          </table:table-cell>
          <table:table-cell table:style-name="Table2.A3" office:value-type="string">
            <text:p text:style-name="P28">8,1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7">4</text:p>
          </table:table-cell>
          <table:table-cell table:style-name="Table2.A3" office:value-type="string">
            <text:p text:style-name="P10">7,00E+05</text:p>
          </table:table-cell>
          <table:table-cell table:style-name="Table2.A3" office:value-type="string">
            <text:p text:style-name="P13">9ХК</text:p>
          </table:table-cell>
          <table:table-cell table:style-name="Table2.A3" office:value-type="string">
            <text:p text:style-name="P12">53,7</text:p>
          </table:table-cell>
          <table:table-cell table:style-name="Table2.A3" office:value-type="string">
            <text:p text:style-name="P28"> </text:p>
          </table:table-cell>
          <table:table-cell table:style-name="Table2.A3" office:value-type="string">
            <text:p text:style-name="P28">6,90E+05</text:p>
          </table:table-cell>
          <table:table-cell table:style-name="Table2.A3" office:value-type="string">
            <text:p text:style-name="P28"> </text:p>
          </table:table-cell>
          <table:table-cell table:style-name="Table2.A3" office:value-type="string">
            <text:p text:style-name="P28">-1,4</text:p>
          </table:table-cell>
          <table:table-cell table:style-name="Table2.A3" office:value-type="string">
            <text:p text:style-name="P28">5,3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7">5</text:p>
          </table:table-cell>
          <table:table-cell table:style-name="Table2.A3" office:value-type="string">
            <text:p text:style-name="P10">7,00E+06</text:p>
          </table:table-cell>
          <table:table-cell table:style-name="Table2.A3" office:value-type="string">
            <text:p text:style-name="P13">043</text:p>
          </table:table-cell>
          <table:table-cell table:style-name="Table2.A3" office:value-type="string">
            <text:p text:style-name="P12">364,1</text:p>
          </table:table-cell>
          <table:table-cell table:style-name="Table2.A3" office:value-type="string">
            <text:p text:style-name="P28"> </text:p>
          </table:table-cell>
          <table:table-cell table:style-name="Table2.A3" office:value-type="string">
            <text:p text:style-name="P28">7,00E+06</text:p>
          </table:table-cell>
          <table:table-cell table:style-name="Table2.A3" office:value-type="string">
            <text:p text:style-name="P28"> </text:p>
          </table:table-cell>
          <table:table-cell table:style-name="Table2.A3" office:value-type="string">
            <text:p text:style-name="P28">0,0</text:p>
          </table:table-cell>
          <table:table-cell table:style-name="Table2.A3" office:value-type="string">
            <text:p text:style-name="P28">5,1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7">6</text:p>
          </table:table-cell>
          <table:table-cell table:style-name="Table2.A3" office:value-type="string">
            <text:p text:style-name="P10">7,00E+07</text:p>
          </table:table-cell>
          <table:table-cell table:style-name="Table2.A3" office:value-type="string">
            <text:p text:style-name="P13">043</text:p>
          </table:table-cell>
          <table:table-cell table:style-name="Table2.A3" office:value-type="string">
            <text:p text:style-name="P12">116,7</text:p>
          </table:table-cell>
          <table:table-cell table:style-name="Table2.A3" office:value-type="string">
            <text:p text:style-name="P28"> </text:p>
          </table:table-cell>
          <table:table-cell table:style-name="Table2.A3" office:value-type="string">
            <text:p text:style-name="P28">6,90E+07</text:p>
          </table:table-cell>
          <table:table-cell table:style-name="Table2.A3" office:value-type="string">
            <text:p text:style-name="P28"> </text:p>
          </table:table-cell>
          <table:table-cell table:style-name="Table2.A3" office:value-type="string">
            <text:p text:style-name="P28">-1,4</text:p>
          </table:table-cell>
          <table:table-cell table:style-name="Table2.A3" office:value-type="string">
            <text:p text:style-name="P28">5,3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7">7</text:p>
          </table:table-cell>
          <table:table-cell table:style-name="Table2.A3" office:value-type="string">
            <text:p text:style-name="P10">7,00E+08</text:p>
          </table:table-cell>
          <table:table-cell table:style-name="Table2.A3" office:value-type="string">
            <text:p text:style-name="P13">163</text:p>
          </table:table-cell>
          <table:table-cell table:style-name="Table2.A3" office:value-type="string">
            <text:p text:style-name="P12">240,9</text:p>
          </table:table-cell>
          <table:table-cell table:style-name="Table2.A3" office:value-type="string">
            <text:p text:style-name="P28"> </text:p>
          </table:table-cell>
          <table:table-cell table:style-name="Table2.A3" office:value-type="string">
            <text:p text:style-name="P28">6,44E+08</text:p>
          </table:table-cell>
          <table:table-cell table:style-name="Table2.A3" office:value-type="string">
            <text:p text:style-name="P28"> </text:p>
          </table:table-cell>
          <table:table-cell table:style-name="Table2.A3" office:value-type="string">
            <text:p text:style-name="P28">-8,0</text:p>
          </table:table-cell>
          <table:table-cell table:style-name="Table2.A3" office:value-type="string">
            <text:p text:style-name="P28">10,0</text:p>
          </table:table-cell>
          <table:covered-table-cell/>
        </table:table-row>
      </table:table>
      <text:p text:style-name="P26">Блок детектирования зав № <text:span text:style-name="T13">333</text:span><text:span text:style-name="T13">.204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table:number-rows-spanned="2" office:value-type="string">
            <text:p text:style-name="P21"><text:bookmark text:name="OLE_LINK141"/>№<text:line-break/>п<text:span text:style-name="T10">/</text:span>п</text:p>
          </table:table-cell>
          <table:table-cell table:style-name="Table3.B1" table:number-rows-spanned="2" office:value-type="string">
            <text:p text:style-name="P21">Мощность амбиентной эквивалентной дозы в контрольной точке</text:p>
            <text:p text:style-name="P21"><draw:frame draw:style-name="fr1" draw:name="graphics17" text:anchor-type="as-char" svg:width="0.711cm" svg:height="0.889cm" draw:z-index="40"><draw:image xlink:href="Pictures/2000001400004225000052AF4BFD5F58.wmf" xlink:type="simple" xlink:show="embed" xlink:actuate="onLoad"/></draw:frame>, нЗв/ч</text:p>
          </table:table-cell>
          <table:table-cell table:style-name="Table3.B1" table:number-rows-spanned="2" office:value-type="string">
            <text:p text:style-name="P21">Номер источ-ника</text:p>
          </table:table-cell>
          <table:table-cell table:style-name="Table3.B1" table:number-rows-spanned="2" office:value-type="string">
            <text:p text:style-name="P21">Рас-стояние до источ-ника, </text:p>
            <text:p text:style-name="P21"><draw:frame draw:style-name="fr1" draw:name="graphics18" text:anchor-type="as-char" svg:width="0.425cm" svg:height="0.462cm" draw:z-index="41"><draw:image xlink:href="Pictures/2000000A000027B000002AFF2B1E979C.wmf" xlink:type="simple" xlink:show="embed" xlink:actuate="onLoad"/></draw:frame>, см</text:p>
          </table:table-cell>
          <table:table-cell table:style-name="Table3.B1" table:number-columns-spanned="2" office:value-type="string">
            <text:p text:style-name="P21">Измеренное значение</text:p>
          </table:table-cell>
          <table:covered-table-cell/>
          <table:table-cell table:style-name="Table3.A1" table:number-rows-spanned="2" office:value-type="string">
            <text:p text:style-name="P22"><draw:frame draw:style-name="fr1" draw:name="graphics19" text:anchor-type="as-char" svg:width="1.778cm" svg:height="0.924cm" draw:z-index="42"><draw:image xlink:href="Pictures/200000190000A55D000055FD0DB781E6.wmf" xlink:type="simple" xlink:show="embed" xlink:actuate="onLoad"/></draw:frame>, нЗв/ч</text:p>
          </table:table-cell>
          <table:table-cell table:style-name="Table3.B1" table:number-rows-spanned="2" office:value-type="string">
            <text:p text:style-name="P21">Относи-тельная погреш-ность измерения мощности амбиентной экви-валентной дозы </text:p>
            <text:p text:style-name="P21"><draw:frame draw:style-name="fr1" draw:name="graphics20" text:anchor-type="as-char" svg:width="0.676cm" svg:height="0.676cm" draw:z-index="43"><draw:image xlink:href="Pictures/2000000F00003ED700003ED785829EE5.wmf" xlink:type="simple" xlink:show="embed" xlink:actuate="onLoad"/></draw:frame>, %</text:p>
          </table:table-cell>
          <table:table-cell table:style-name="Table3.B1" table:number-rows-spanned="2" office:value-type="string">
            <text:p text:style-name="P21">Довери-тельная граница погреш-ности измерения</text:p>
            <text:p text:style-name="P21"><draw:frame draw:style-name="fr1" draw:name="graphics21" text:anchor-type="as-char" svg:width="0.497cm" svg:height="0.639cm" draw:z-index="44"><draw:image xlink:href="Pictures/2000000F00002E4D00003B882C854A20.wmf" xlink:type="simple" xlink:show="embed" xlink:actuate="onLoad"/></draw:frame>, %</text:p>
          </table:table-cell>
          <table:table-cell table:style-name="Table3.J1" table:number-rows-spanned="2" office:value-type="string">
            <text:p text:style-name="P21">Условие соответ-ствия по ТУ:</text:p>
            <text:p text:style-name="P21"><draw:frame draw:style-name="fr1" draw:name="graphics22" text:anchor-type="as-char" svg:width="0.497cm" svg:height="0.639cm" draw:z-index="45"><draw:image xlink:href="Pictures/2000000F00002E4D00003B882C854A20.wmf" xlink:type="simple" xlink:show="embed" xlink:actuate="onLoad"/></draw:frame></text:p>
            <text:p text:style-name="P21">не более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table-cell table:style-name="Table3.E2" office:value-type="string">
            <text:p text:style-name="P21">фона</text:p>
            <text:p text:style-name="P21"><draw:frame draw:style-name="fr1" draw:name="graphics23" text:anchor-type="as-char" svg:width="0.746cm" svg:height="0.924cm" draw:z-index="46"><draw:image xlink:href="Pictures/2000001400004574000055FDE50BAE1D.wmf" xlink:type="simple" xlink:show="embed" xlink:actuate="onLoad"/></draw:frame>, нЗв/ч</text:p>
          </table:table-cell>
          <table:table-cell table:style-name="Table3.E2" office:value-type="string">
            <text:p text:style-name="P21">мощности амбиентной эквивалент-ной дозы</text:p>
            <text:p text:style-name="P21"><draw:frame draw:style-name="fr1" draw:name="graphics24" text:anchor-type="as-char" svg:width="0.852cm" svg:height="0.924cm" draw:z-index="4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7">1</text:p>
          </table:table-cell>
          <table:table-cell table:style-name="Table3.A3" office:value-type="string">
            <text:p text:style-name="P10">7,00E+02</text:p>
          </table:table-cell>
          <table:table-cell table:style-name="Table3.A3" office:value-type="string">
            <text:p text:style-name="P13">0НА</text:p>
          </table:table-cell>
          <table:table-cell table:style-name="Table3.A3" office:value-type="string">
            <text:p text:style-name="P12">241,9</text:p>
          </table:table-cell>
          <table:table-cell table:style-name="Table3.A3" table:number-rows-spanned="3" office:value-type="string">
            <text:p text:style-name="P38">1,00E+02</text:p>
          </table:table-cell>
          <table:table-cell table:style-name="Table3.A3" office:value-type="string">
            <text:p text:style-name="P28">8,00E+02</text:p>
          </table:table-cell>
          <table:table-cell table:style-name="Table3.A3" office:value-type="string">
            <text:p text:style-name="P28">7,00E+02</text:p>
          </table:table-cell>
          <table:table-cell table:style-name="Table3.A3" office:value-type="string">
            <text:p text:style-name="P28">0,0</text:p>
          </table:table-cell>
          <table:table-cell table:style-name="Table3.A3" office:value-type="string">
            <text:p text:style-name="P28">6,1</text:p>
          </table:table-cell>
          <table:table-cell table:style-name="Table3.J3" table:number-rows-spanned="7" office:value-type="string">
            <text:p text:style-name="P9"><text:span text:style-name="T20">±</text:span><text:span text:style-name="T12">15%</text:span></text:p>
          </table:table-cell>
        </table:table-row>
        <table:table-row table:style-name="Table3.3">
          <table:table-cell table:style-name="Table3.A3" office:value-type="string">
            <text:p text:style-name="P8">2</text:p>
          </table:table-cell>
          <table:table-cell table:style-name="Table3.A3" office:value-type="string">
            <text:p text:style-name="P11">7,00E+03</text:p>
          </table:table-cell>
          <table:table-cell table:style-name="Table3.A3" office:value-type="string">
            <text:p text:style-name="P13">0НА</text:p>
          </table:table-cell>
          <table:table-cell table:style-name="Table3.A3" office:value-type="string">
            <text:p text:style-name="P12">77,4</text:p>
          </table:table-cell>
          <table:covered-table-cell/>
          <table:table-cell table:style-name="Table3.A3" office:value-type="string">
            <text:p text:style-name="P28">7,20E+03</text:p>
          </table:table-cell>
          <table:table-cell table:style-name="Table3.A3" office:value-type="string">
            <text:p text:style-name="P28">7,10E+03</text:p>
          </table:table-cell>
          <table:table-cell table:style-name="Table3.A3" office:value-type="string">
            <text:p text:style-name="P28">1,4</text:p>
          </table:table-cell>
          <table:table-cell table:style-name="Table3.A3" office:value-type="string">
            <text:p text:style-name="P28">6,3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3</text:p>
          </table:table-cell>
          <table:table-cell table:style-name="Table3.A3" office:value-type="string">
            <text:p text:style-name="P11">7,00E+04</text:p>
          </table:table-cell>
          <table:table-cell table:style-name="Table3.A3" office:value-type="string">
            <text:p text:style-name="P13">9ХК</text:p>
          </table:table-cell>
          <table:table-cell table:style-name="Table3.A3" office:value-type="string">
            <text:p text:style-name="P12">167,3</text:p>
          </table:table-cell>
          <table:covered-table-cell/>
          <table:table-cell table:style-name="Table3.A3" office:value-type="string">
            <text:p text:style-name="P28">7,01E+04</text:p>
          </table:table-cell>
          <table:table-cell table:style-name="Table3.A3" office:value-type="string">
            <text:p text:style-name="P28">7,00E+04</text:p>
          </table:table-cell>
          <table:table-cell table:style-name="Table3.A3" office:value-type="string">
            <text:p text:style-name="P28">0,0</text:p>
          </table:table-cell>
          <table:table-cell table:style-name="Table3.A3" office:value-type="string">
            <text:p text:style-name="P28">5,1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7">4</text:p>
          </table:table-cell>
          <table:table-cell table:style-name="Table3.A3" office:value-type="string">
            <text:p text:style-name="P10">7,00E+05</text:p>
          </table:table-cell>
          <table:table-cell table:style-name="Table3.A3" office:value-type="string">
            <text:p text:style-name="P13">9ХК</text:p>
          </table:table-cell>
          <table:table-cell table:style-name="Table3.A3" office:value-type="string">
            <text:p text:style-name="P12">53,7</text:p>
          </table:table-cell>
          <table:table-cell table:style-name="Table3.A3" office:value-type="string">
            <text:p text:style-name="P28"> </text:p>
          </table:table-cell>
          <table:table-cell table:style-name="Table3.A3" office:value-type="string">
            <text:p text:style-name="P28">7,00E+05</text:p>
          </table:table-cell>
          <table:table-cell table:style-name="Table3.A3" office:value-type="string">
            <text:p text:style-name="P28"> </text:p>
          </table:table-cell>
          <table:table-cell table:style-name="Table3.A3" office:value-type="string">
            <text:p text:style-name="P28">0,0</text:p>
          </table:table-cell>
          <table:table-cell table:style-name="Table3.A3" office:value-type="string">
            <text:p text:style-name="P28">5,1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7">5</text:p>
          </table:table-cell>
          <table:table-cell table:style-name="Table3.A3" office:value-type="string">
            <text:p text:style-name="P10">7,00E+06</text:p>
          </table:table-cell>
          <table:table-cell table:style-name="Table3.A3" office:value-type="string">
            <text:p text:style-name="P13">043</text:p>
          </table:table-cell>
          <table:table-cell table:style-name="Table3.A3" office:value-type="string">
            <text:p text:style-name="P12">364,1</text:p>
          </table:table-cell>
          <table:table-cell table:style-name="Table3.A3" office:value-type="string">
            <text:p text:style-name="P28"> </text:p>
          </table:table-cell>
          <table:table-cell table:style-name="Table3.A3" office:value-type="string">
            <text:p text:style-name="P28">7,00E+06</text:p>
          </table:table-cell>
          <table:table-cell table:style-name="Table3.A3" office:value-type="string">
            <text:p text:style-name="P28"> </text:p>
          </table:table-cell>
          <table:table-cell table:style-name="Table3.A3" office:value-type="string">
            <text:p text:style-name="P28">0,0</text:p>
          </table:table-cell>
          <table:table-cell table:style-name="Table3.A3" office:value-type="string">
            <text:p text:style-name="P28">5,1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7">6</text:p>
          </table:table-cell>
          <table:table-cell table:style-name="Table3.A3" office:value-type="string">
            <text:p text:style-name="P10">7,00E+07</text:p>
          </table:table-cell>
          <table:table-cell table:style-name="Table3.A3" office:value-type="string">
            <text:p text:style-name="P13">043</text:p>
          </table:table-cell>
          <table:table-cell table:style-name="Table3.A3" office:value-type="string">
            <text:p text:style-name="P12">116,7</text:p>
          </table:table-cell>
          <table:table-cell table:style-name="Table3.A3" office:value-type="string">
            <text:p text:style-name="P28"> </text:p>
          </table:table-cell>
          <table:table-cell table:style-name="Table3.A3" office:value-type="string">
            <text:p text:style-name="P28">7,70E+07</text:p>
          </table:table-cell>
          <table:table-cell table:style-name="Table3.A3" office:value-type="string">
            <text:p text:style-name="P28"> </text:p>
          </table:table-cell>
          <table:table-cell table:style-name="Table3.A3" office:value-type="string">
            <text:p text:style-name="P28">10,0</text:p>
          </table:table-cell>
          <table:table-cell table:style-name="Table3.A3" office:value-type="string">
            <text:p text:style-name="P28">11,9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7">7</text:p>
          </table:table-cell>
          <table:table-cell table:style-name="Table3.A3" office:value-type="string">
            <text:p text:style-name="P10">7,00E+08</text:p>
          </table:table-cell>
          <table:table-cell table:style-name="Table3.A3" office:value-type="string">
            <text:p text:style-name="P13">163</text:p>
          </table:table-cell>
          <table:table-cell table:style-name="Table3.A3" office:value-type="string">
            <text:p text:style-name="P12">240,9</text:p>
          </table:table-cell>
          <table:table-cell table:style-name="Table3.A3" office:value-type="string">
            <text:p text:style-name="P28"> </text:p>
          </table:table-cell>
          <table:table-cell table:style-name="Table3.A3" office:value-type="string">
            <text:p text:style-name="P28">7,00E+08</text:p>
          </table:table-cell>
          <table:table-cell table:style-name="Table3.A3" office:value-type="string">
            <text:p text:style-name="P28"> </text:p>
          </table:table-cell>
          <table:table-cell table:style-name="Table3.A3" office:value-type="string">
            <text:p text:style-name="P28">0,0</text:p>
          </table:table-cell>
          <table:table-cell table:style-name="Table3.A3" office:value-type="string">
            <text:p text:style-name="P28">5,1</text:p>
          </table:table-cell>
          <table:covered-table-cell/>
        </table:table-row>
      </table:table>
      <text:h text:style-name="P30" text:outline-level="5">3<text:span text:style-name="T10">.</text:span><text:tab/>Выводы</text:h>
      <text:p text:style-name="P3">____________________________________________________________________________________</text:p>
      <text:p text:style-name="P3">____________________________________________________________________________________</text:p>
      <text:p text:style-name="P3">____________________________________________________________________________________</text:p>
      <text:h text:style-name="P32" text:outline-level="1"><text:span text:style-name="T19">Клеймо</text:span><text:span text:style-name="T17">-</text:span><text:span text:style-name="T19">наклейка<text:tab/>__________________________________________________________________</text:span></text:h>
      <text:h text:style-name="P31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4">Поверку провел ____________<text:tab/> (________________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8-09-19T21:52:23</dc:date>
    <meta:editing-cycles>42</meta:editing-cycles>
    <meta:editing-duration>P1DT1H3M9S</meta:editing-duration>
    <meta:generator>OpenOffice/4.1.4$Win32 OpenOffice.org_project/414m5$Build-9788</meta:generator>
    <meta:document-statistic meta:table-count="6" meta:image-count="48" meta:object-count="0" meta:page-count="4" meta:paragraph-count="523" meta:word-count="819" meta:character-count="5810"/>
    <meta:user-defined meta:name="MTWinEqns" meta:value-type="boolean">true</meta:user-defined>
  </office:meta>
</office:document-meta>
</file>